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A00000508733934ED5129EB46.png" manifest:media-type="image/png"/>
  <manifest:file-entry manifest:full-path="Pictures/1000020100000226000000BB0D7ABA68DCAE48C2.png" manifest:media-type="image/png"/>
  <manifest:file-entry manifest:full-path="Pictures/1000020100000778000003C0D8635A0DB12AACC0.png" manifest:media-type="image/png"/>
  <manifest:file-entry manifest:full-path="Pictures/100002010000030700000160B834D1163D99E8E6.png" manifest:media-type="image/png"/>
  <manifest:file-entry manifest:full-path="Pictures/100002010000030700000160AF06DCD6047C9BE4.png" manifest:media-type="image/png"/>
  <manifest:file-entry manifest:full-path="Pictures/100002010000030700000160F42A73A79A201F23.png" manifest:media-type="image/png"/>
  <manifest:file-entry manifest:full-path="Pictures/1000020100000307000001605E2F0EE88CFBBC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FNM+ZapfDingbats" svg:font-family="GFIFNM+ZapfDingbats" style:font-family-generic="roman" style:font-pitch="variable"/>
    <style:font-face style:name="GFIJOH+Courier" svg:font-family="GFIJOH+Courier" style:font-family-generic="roman" style:font-pitch="variable"/>
    <style:font-face style:name="GGBOOA+TimesNewRoman" svg:font-family="GGBOOA+TimesNew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7abdaf7"/>
    </style:style>
    <style:style style:name="P3" style:family="paragraph" style:parent-style-name="Standard">
      <style:paragraph-properties fo:text-align="center" style:justify-single-word="false"/>
      <style:text-properties officeooo:paragraph-rsid="07ad9468"/>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7a97319"/>
    </style:style>
    <style:style style:name="P6" style:family="paragraph" style:parent-style-name="Standard">
      <style:paragraph-properties fo:text-align="start" style:justify-single-word="false"/>
      <style:text-properties officeooo:paragraph-rsid="07ad9468"/>
    </style:style>
    <style:style style:name="P7" style:family="paragraph" style:parent-style-name="Standard">
      <style:paragraph-properties fo:text-align="start" style:justify-single-word="false"/>
      <style:text-properties officeooo:paragraph-rsid="07b2f468"/>
    </style:style>
    <style:style style:name="P8" style:family="paragraph" style:parent-style-name="Standard">
      <style:paragraph-properties fo:text-align="start" style:justify-single-word="false"/>
      <style:text-properties officeooo:paragraph-rsid="07b35d0e"/>
    </style:style>
    <style:style style:name="P9" style:family="paragraph" style:parent-style-name="Standard">
      <style:paragraph-properties fo:text-align="start" style:justify-single-word="false"/>
      <style:text-properties officeooo:paragraph-rsid="07bd4366"/>
    </style:style>
    <style:style style:name="P10" style:family="paragraph" style:parent-style-name="Standard">
      <style:paragraph-properties fo:text-align="start" style:justify-single-word="false"/>
      <style:text-properties officeooo:paragraph-rsid="07cbfa6b"/>
    </style:style>
    <style:style style:name="P11" style:family="paragraph" style:parent-style-name="Standard">
      <style:paragraph-properties fo:text-align="start" style:justify-single-word="false"/>
      <style:text-properties officeooo:paragraph-rsid="07d2929c"/>
    </style:style>
    <style:style style:name="P12" style:family="paragraph" style:parent-style-name="Standard">
      <style:paragraph-properties fo:text-align="start" style:justify-single-word="false"/>
      <style:text-properties officeooo:paragraph-rsid="07d3483c"/>
    </style:style>
    <style:style style:name="P13" style:family="paragraph" style:parent-style-name="Standard">
      <style:paragraph-properties fo:text-align="start" style:justify-single-word="false"/>
      <style:text-properties officeooo:paragraph-rsid="07d6b397"/>
    </style:style>
    <style:style style:name="P14" style:family="paragraph" style:parent-style-name="Standard">
      <style:paragraph-properties fo:text-align="start" style:justify-single-word="false"/>
      <style:text-properties officeooo:paragraph-rsid="07da44ad"/>
    </style:style>
    <style:style style:name="P15" style:family="paragraph" style:parent-style-name="Standard">
      <style:paragraph-properties fo:text-align="start" style:justify-single-word="false"/>
      <style:text-properties officeooo:paragraph-rsid="07dacddb"/>
    </style:style>
    <style:style style:name="P16" style:family="paragraph" style:parent-style-name="Standard">
      <style:paragraph-properties fo:text-align="start" style:justify-single-word="false"/>
      <style:text-properties officeooo:paragraph-rsid="07e0df0f"/>
    </style:style>
    <style:style style:name="P17" style:family="paragraph" style:parent-style-name="Standard">
      <style:paragraph-properties fo:text-align="start" style:justify-single-word="false"/>
      <style:text-properties officeooo:paragraph-rsid="07e6095a"/>
    </style:style>
    <style:style style:name="P18" style:family="paragraph" style:parent-style-name="Standard">
      <style:paragraph-properties fo:text-align="start" style:justify-single-word="false"/>
      <style:text-properties officeooo:paragraph-rsid="0800406c"/>
    </style:style>
    <style:style style:name="P19" style:family="paragraph" style:parent-style-name="Standard">
      <style:paragraph-properties fo:text-align="start" style:justify-single-word="false"/>
      <style:text-properties officeooo:paragraph-rsid="0810ed82"/>
    </style:style>
    <style:style style:name="P20" style:family="paragraph" style:parent-style-name="Standard">
      <style:paragraph-properties fo:text-align="start" style:justify-single-word="false"/>
      <style:text-properties officeooo:paragraph-rsid="081847dd"/>
    </style:style>
    <style:style style:name="P21" style:family="paragraph" style:parent-style-name="Standard">
      <style:paragraph-properties fo:text-align="start" style:justify-single-word="false"/>
      <style:text-properties officeooo:paragraph-rsid="08398c4c"/>
    </style:style>
    <style:style style:name="P22" style:family="paragraph" style:parent-style-name="Standard">
      <style:paragraph-properties fo:text-align="start" style:justify-single-word="false"/>
      <style:text-properties officeooo:paragraph-rsid="0846c445"/>
    </style:style>
    <style:style style:name="P23" style:family="paragraph" style:parent-style-name="Standard">
      <style:paragraph-properties fo:text-align="start" style:justify-single-word="false"/>
      <style:text-properties officeooo:paragraph-rsid="0847ccbf"/>
    </style:style>
    <style:style style:name="P24" style:family="paragraph" style:parent-style-name="Standard">
      <style:paragraph-properties fo:text-align="start" style:justify-single-word="false"/>
      <style:text-properties officeooo:paragraph-rsid="084abc0f"/>
    </style:style>
    <style:style style:name="P25" style:family="paragraph" style:parent-style-name="Standard">
      <style:paragraph-properties fo:text-align="start" style:justify-single-word="false"/>
      <style:text-properties officeooo:paragraph-rsid="0869720d"/>
    </style:style>
    <style:style style:name="P26" style:family="paragraph" style:parent-style-name="Standard">
      <style:paragraph-properties fo:text-align="start" style:justify-single-word="false"/>
      <style:text-properties officeooo:paragraph-rsid="08815773"/>
    </style:style>
    <style:style style:name="P27" style:family="paragraph" style:parent-style-name="Standard">
      <style:paragraph-properties fo:text-align="start" style:justify-single-word="false"/>
      <style:text-properties officeooo:paragraph-rsid="0883bfa4"/>
    </style:style>
    <style:style style:name="P28" style:family="paragraph" style:parent-style-name="Standard">
      <style:paragraph-properties fo:text-align="start" style:justify-single-word="false"/>
      <style:text-properties style:font-name="Liberation Mono"/>
    </style:style>
    <style:style style:name="P29" style:family="paragraph" style:parent-style-name="Standard">
      <style:paragraph-properties fo:text-align="start" style:justify-single-word="false"/>
      <style:text-properties style:font-name="Liberation Mono" officeooo:paragraph-rsid="07ad9468"/>
    </style:style>
    <style:style style:name="P30" style:family="paragraph" style:parent-style-name="Standard">
      <style:paragraph-properties fo:text-align="start" style:justify-single-word="false"/>
      <style:text-properties style:font-name="Liberation Mono" officeooo:paragraph-rsid="07b35d0e"/>
    </style:style>
    <style:style style:name="P31" style:family="paragraph" style:parent-style-name="Standard">
      <style:paragraph-properties fo:text-align="start" style:justify-single-word="false"/>
      <style:text-properties style:font-name="Liberation Mono" officeooo:paragraph-rsid="07bd4366"/>
    </style:style>
    <style:style style:name="P32" style:family="paragraph" style:parent-style-name="Standard">
      <style:paragraph-properties fo:text-align="start" style:justify-single-word="false"/>
      <style:text-properties style:font-name="Liberation Mono" officeooo:paragraph-rsid="07d3483c"/>
    </style:style>
    <style:style style:name="P33" style:family="paragraph" style:parent-style-name="Standard">
      <style:paragraph-properties fo:text-align="start" style:justify-single-word="false"/>
      <style:text-properties style:font-name="Liberation Mono" officeooo:paragraph-rsid="07d59567"/>
    </style:style>
    <style:style style:name="P34" style:family="paragraph" style:parent-style-name="Standard">
      <style:paragraph-properties fo:text-align="center" style:justify-single-word="false"/>
      <style:text-properties style:font-name="Liberation Mono" officeooo:paragraph-rsid="07d3483c"/>
    </style:style>
    <style:style style:name="P35" style:family="paragraph" style:parent-style-name="Standard">
      <style:text-properties officeooo:paragraph-rsid="07ea97ea"/>
    </style:style>
    <style:style style:name="P36" style:family="paragraph" style:parent-style-name="Standard">
      <style:text-properties officeooo:paragraph-rsid="07eccf7d"/>
    </style:style>
    <style:style style:name="P37" style:family="paragraph" style:parent-style-name="Standard">
      <style:text-properties officeooo:paragraph-rsid="07f440d4"/>
    </style:style>
    <style:style style:name="P38" style:family="paragraph" style:parent-style-name="Standard">
      <style:text-properties officeooo:paragraph-rsid="081a62da"/>
    </style:style>
    <style:style style:name="P39" style:family="paragraph" style:parent-style-name="Standard">
      <style:text-properties officeooo:paragraph-rsid="081c4820"/>
    </style:style>
    <style:style style:name="P40" style:family="paragraph" style:parent-style-name="Standard">
      <style:text-properties officeooo:paragraph-rsid="081e057e"/>
    </style:style>
    <style:style style:name="P41" style:family="paragraph" style:parent-style-name="Standard">
      <style:text-properties officeooo:paragraph-rsid="081edca6"/>
    </style:style>
    <style:style style:name="P42" style:family="paragraph" style:parent-style-name="Standard">
      <style:text-properties officeooo:paragraph-rsid="0820a6d9"/>
    </style:style>
    <style:style style:name="P43" style:family="paragraph" style:parent-style-name="Standard">
      <style:text-properties officeooo:paragraph-rsid="0824abc4"/>
    </style:style>
    <style:style style:name="P44"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5" style:family="paragraph" style:parent-style-name="Standard">
      <style:text-properties officeooo:paragraph-rsid="082ecd97"/>
    </style:style>
    <style:style style:name="P46" style:family="paragraph" style:parent-style-name="Standard">
      <style:text-properties officeooo:paragraph-rsid="083225d3"/>
    </style:style>
    <style:style style:name="P47" style:family="paragraph" style:parent-style-name="Standard">
      <style:text-properties officeooo:paragraph-rsid="0835253e"/>
    </style:style>
    <style:style style:name="P48" style:family="paragraph" style:parent-style-name="Standard">
      <style:text-properties officeooo:paragraph-rsid="0836f0d8"/>
    </style:style>
    <style:style style:name="P49" style:family="paragraph" style:parent-style-name="Standard">
      <style:text-properties officeooo:paragraph-rsid="083e9793"/>
    </style:style>
    <style:style style:name="P50" style:family="paragraph" style:parent-style-name="Standard">
      <style:text-properties style:font-name="GFIJOH+Courier" fo:font-size="10.5pt" style:font-size-asian="10.5pt" style:font-size-complex="10.5pt"/>
    </style:style>
    <style:style style:name="P51" style:family="paragraph" style:parent-style-name="Standard">
      <style:paragraph-properties fo:text-align="start" style:justify-single-word="false"/>
      <style:text-properties style:font-name="GFIJOH+Courier" fo:font-size="10.5pt" style:font-size-asian="10.5pt" style:font-size-complex="10.5pt"/>
    </style:style>
    <style:style style:name="P52"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3"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4"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5"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6" style:family="paragraph" style:parent-style-name="Standard">
      <style:text-properties style:font-name="GFIJOH+Courier" fo:font-size="10.5pt" officeooo:paragraph-rsid="07eccf7d" style:font-size-asian="10.5pt" style:font-size-complex="10.5pt"/>
    </style:style>
    <style:style style:name="P57" style:family="paragraph" style:parent-style-name="Standard">
      <style:text-properties style:font-name="GFIJOH+Courier" fo:font-size="10.5pt" officeooo:paragraph-rsid="081c4820" style:font-size-asian="10.5pt" style:font-size-complex="10.5pt"/>
    </style:style>
    <style:style style:name="P58" style:family="paragraph" style:parent-style-name="Standard">
      <style:text-properties style:font-name="GFIJOH+Courier" fo:font-size="10.5pt" officeooo:paragraph-rsid="081e057e" style:font-size-asian="10.5pt" style:font-size-complex="10.5pt"/>
    </style:style>
    <style:style style:name="P59" style:family="paragraph" style:parent-style-name="Standard">
      <style:text-properties style:font-name="GFIJOH+Courier" fo:font-size="10.5pt" officeooo:paragraph-rsid="081edca6" style:font-size-asian="10.5pt" style:font-size-complex="10.5pt"/>
    </style:style>
    <style:style style:name="P60" style:family="paragraph" style:parent-style-name="Standard">
      <style:text-properties style:font-name="GFIJOH+Courier" fo:font-size="10.5pt" officeooo:paragraph-rsid="0820a6d9" style:font-size-asian="10.5pt" style:font-size-complex="10.5pt"/>
    </style:style>
    <style:style style:name="P61" style:family="paragraph" style:parent-style-name="Standard">
      <style:text-properties style:font-name="GFIJOH+Courier" fo:font-size="10.5pt" officeooo:paragraph-rsid="0824abc4" style:font-size-asian="10.5pt" style:font-size-complex="10.5pt"/>
    </style:style>
    <style:style style:name="P62" style:family="paragraph" style:parent-style-name="Standard">
      <style:text-properties style:font-name="GFIJOH+Courier" fo:font-size="10.5pt" officeooo:paragraph-rsid="0835253e" style:font-size-asian="10.5pt" style:font-size-complex="10.5pt"/>
    </style:style>
    <style:style style:name="P63" style:family="paragraph" style:parent-style-name="Standard">
      <style:text-properties style:font-name="GFIJOH+Courier" fo:font-size="10.5pt" officeooo:paragraph-rsid="0836f0d8" style:font-size-asian="10.5pt" style:font-size-complex="10.5pt"/>
    </style:style>
    <style:style style:name="P64" style:family="paragraph" style:parent-style-name="Standard">
      <style:text-properties style:font-name="GFIJOH+Courier" fo:font-size="10.5pt" fo:font-weight="normal" style:font-size-asian="10.5pt" style:font-weight-asian="normal" style:font-size-complex="10.5pt" style:font-weight-complex="normal"/>
    </style:style>
    <style:style style:name="P65"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6"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67" style:family="paragraph" style:parent-style-name="Text_20_body">
      <style:paragraph-properties fo:text-align="start" style:justify-single-word="false"/>
    </style:style>
    <style:style style:name="P68" style:family="paragraph" style:parent-style-name="Heading_20_2">
      <style:paragraph-properties fo:text-align="center" style:justify-single-word="false"/>
    </style:style>
    <style:style style:name="P69" style:family="paragraph" style:parent-style-name="Table_20_Contents">
      <style:paragraph-properties fo:text-align="center" style:justify-single-word="false"/>
      <style:text-properties officeooo:rsid="07f440d4" officeooo:paragraph-rsid="07f440d4"/>
    </style:style>
    <style:style style:name="P70" style:family="paragraph" style:parent-style-name="Standard" style:master-page-name="Standard">
      <style:paragraph-properties fo:text-align="center" style:justify-single-word="false" style:page-number="auto"/>
      <style:text-properties officeooo:paragraph-rsid="07a76e83"/>
    </style:style>
    <style:style style:name="P71" style:family="paragraph" style:parent-style-name="Standard">
      <style:paragraph-properties fo:text-align="start" style:justify-single-word="false"/>
    </style:style>
    <style:style style:name="P72" style:family="paragraph" style:parent-style-name="Standard">
      <style:paragraph-properties fo:text-align="start" style:justify-single-word="false"/>
      <style:text-properties officeooo:paragraph-rsid="088ffa2e"/>
    </style:style>
    <style:style style:name="P73" style:family="paragraph" style:parent-style-name="Standard">
      <style:paragraph-properties fo:text-align="start" style:justify-single-word="false"/>
      <style:text-properties officeooo:paragraph-rsid="08965825"/>
    </style:style>
    <style:style style:name="P74" style:family="paragraph" style:parent-style-name="Standard">
      <style:paragraph-properties fo:text-align="start" style:justify-single-word="false"/>
      <style:text-properties officeooo:paragraph-rsid="08a157d3"/>
    </style:style>
    <style:style style:name="P75" style:family="paragraph" style:parent-style-name="Standard">
      <style:text-properties officeooo:paragraph-rsid="089b5d82"/>
    </style:style>
    <style:style style:name="P76" style:family="paragraph" style:parent-style-name="Standard">
      <style:text-properties officeooo:paragraph-rsid="08ac6dd7"/>
    </style:style>
    <style:style style:name="P77" style:family="paragraph" style:parent-style-name="Heading_20_1">
      <style:paragraph-properties fo:text-align="center" style:justify-single-word="false"/>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47ccb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GFIENO+NewBaskerville-Roman" fo:font-size="10.5pt" fo:letter-spacing="normal" fo:language="en" fo:country="IN" fo:font-style="normal" style:text-underline-style="none" fo:font-weight="normal" officeooo:rsid="08ac6dd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 style:family="text">
      <style:text-properties fo:font-variant="normal" fo:text-transform="none" fo:color="#000000" style:font-name="GFIENO+NewBaskerville-Roman"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 style:family="text">
      <style:text-properties fo:font-variant="normal" fo:text-transform="none" fo:color="#000000" style:font-name="Liberation Mono" fo:font-size="11pt" fo:letter-spacing="normal" fo:language="en" fo:country="IN" fo:font-style="normal" style:text-underline-style="none" fo:font-weight="bold" officeooo:rsid="07ad94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8"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10"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11"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3"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font-size="12pt" fo:letter-spacing="normal" fo:language="en" fo:country="IN" fo:font-style="normal" style:text-underline-style="none" fo:font-weight="normal" officeooo:rsid="08a157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34"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7d5956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7d6b39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7e0df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7e6095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7ea97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7eccf7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3"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4"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5"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6"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7"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8" style:family="text">
      <style:text-properties fo:font-variant="normal" fo:text-transform="none" fo:color="#000000" fo:font-size="12pt" fo:letter-spacing="normal" fo:language="en" fo:country="IN" fo:font-style="normal" style:text-underline-style="none" fo:font-weight="bold" officeooo:rsid="0847ccb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9" style:family="text">
      <style:text-properties fo:font-variant="normal" fo:text-transform="none" fo:color="#000000" fo:font-size="12pt" fo:letter-spacing="normal" fo:language="en" fo:country="IN" fo:font-style="normal" style:text-underline-style="none" fo:font-weight="bold" officeooo:rsid="08ae36d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0" style:family="text">
      <style:text-properties fo:font-variant="normal" fo:text-transform="none" fo:color="#000000" fo:font-size="12pt" fo:letter-spacing="normal" fo:language="en" fo:country="IN" fo:font-style="normal" style:text-underline-style="none" officeooo:rsid="0847ccbf"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61"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62" style:family="text">
      <style:text-properties fo:font-variant="normal" fo:text-transform="none" fo:color="#000000" fo:font-size="13pt" fo:letter-spacing="normal" fo:language="en" fo:country="IN" fo:font-style="normal" style:text-underline-style="none" fo:font-weight="normal" officeooo:rsid="0847ccbf"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63" style:family="text">
      <style:text-properties fo:font-variant="normal" fo:text-transform="none" fo:color="#000000" fo:font-size="13pt" fo:letter-spacing="normal" fo:language="en" fo:country="IN" fo:font-style="normal" style:text-underline-style="none" fo:font-weight="normal" officeooo:rsid="089b5d82"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64"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5"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6"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7"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8"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9"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8" style:family="text">
      <style:text-properties fo:font-variant="normal" fo:text-transform="none" fo:color="#000000" fo:font-size="10.5pt" fo:letter-spacing="normal" fo:language="en" fo:country="IN" fo:font-style="normal" style:text-underline-style="none" fo:font-weight="normal" officeooo:rsid="08ac6dd7" style:letter-kerning="true" fo:background-color="#e8f2fe" loext:char-shading-value="0" style:font-size-asian="10.5pt" style:language-asian="zh" style:country-asian="CN" style:font-style-asian="normal" style:font-weight-asian="normal" style:font-size-complex="12pt" style:language-complex="hi" style:country-complex="IN" style:font-style-complex="normal" style:font-weight-complex="normal"/>
    </style:style>
    <style:style style:name="T79"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0"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1"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2"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3"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4"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5"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6"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7"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8"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9"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0"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1"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92"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93"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94"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5"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6"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7" style:family="text">
      <style:text-properties fo:font-size="14pt" style:font-size-asian="14pt" style:font-size-complex="14pt"/>
    </style:style>
    <style:style style:name="T98" style:family="text">
      <style:text-properties fo:font-size="14pt" officeooo:rsid="08965825" style:font-size-asian="14pt" style:font-size-complex="14pt"/>
    </style:style>
    <style:style style:name="T99" style:family="text">
      <style:text-properties fo:font-size="13pt" style:font-size-asian="13pt" style:font-size-complex="13pt"/>
    </style:style>
    <style:style style:name="T100" style:family="text">
      <style:text-properties fo:font-size="13pt" officeooo:rsid="085d9b28" style:font-size-asian="13pt" style:font-size-complex="13pt"/>
    </style:style>
    <style:style style:name="T101" style:family="text">
      <style:text-properties fo:font-size="13pt" fo:font-weight="normal" style:font-size-asian="13pt" style:font-weight-asian="normal" style:font-size-complex="13pt" style:font-weight-complex="normal"/>
    </style:style>
    <style:style style:name="T102" style:family="text">
      <style:text-properties fo:font-size="13pt" fo:font-weight="normal" officeooo:rsid="08815773" style:font-size-asian="13pt" style:font-weight-asian="normal" style:font-size-complex="13pt" style:font-weight-complex="normal"/>
    </style:style>
    <style:style style:name="T103" style:family="text">
      <style:text-properties fo:font-size="13pt" fo:font-weight="normal" officeooo:rsid="0883bfa4" style:font-size-asian="13pt" style:font-weight-asian="normal" style:font-size-complex="13pt" style:font-weight-complex="normal"/>
    </style:style>
    <style:style style:name="T104" style:family="text">
      <style:text-properties style:font-name="GFIJOH+Courier" fo:font-size="10.5pt" style:font-size-asian="10.5pt" style:font-size-complex="10.5pt"/>
    </style:style>
    <style:style style:name="T105" style:family="text">
      <style:text-properties style:font-name="GFIJOH+Courier" fo:font-size="10.5pt" fo:font-weight="normal" style:font-size-asian="10.5pt" style:font-weight-asian="normal" style:font-size-complex="10.5pt" style:font-weight-complex="normal"/>
    </style:style>
    <style:style style:name="T106" style:family="text">
      <style:text-properties fo:font-size="12pt" style:font-size-asian="12pt" style:font-size-complex="12pt"/>
    </style:style>
    <style:style style:name="T107" style:family="text">
      <style:text-properties style:font-name="GFIJOH+Courier1" fo:font-size="10.5pt" fo:font-weight="normal" officeooo:rsid="08815773" style:font-size-asian="10.5pt" style:font-weight-asian="normal" style:font-size-complex="10.5pt" style:font-weight-complex="normal"/>
    </style:style>
    <style:style style:name="T108" style:family="text">
      <style:text-properties style:use-window-font-color="true" fo:font-size="12pt" fo:language="en" fo:country="IN" fo:font-weight="bold" officeooo:rsid="08815773" style:letter-kerning="true" style:font-size-asian="12pt" style:language-asian="zh" style:country-asian="CN" style:font-weight-asian="bold" style:font-size-complex="12pt" style:language-complex="hi" style:country-complex="IN" style:font-weight-complex="bold"/>
    </style:style>
    <style:style style:name="T109" style:family="text">
      <style:text-properties style:use-window-font-color="true" fo:font-size="12pt" fo:language="en" fo:country="IN" fo:font-weight="bold" officeooo:rsid="0883bfa4" style:letter-kerning="true" style:font-size-asian="12pt" style:language-asian="zh" style:country-asian="CN" style:font-weight-asian="bold" style:font-size-complex="12pt" style:language-complex="hi" style:country-complex="IN" style:font-weight-complex="bold"/>
    </style:style>
    <style:style style:name="T110" style:family="text">
      <style:text-properties style:font-name="GFIENO+NewBaskerville-Roman1" fo:font-size="10.5pt" style:font-size-asian="10.5pt" style:font-size-complex="13pt"/>
    </style:style>
    <style:style style:name="T111" style:family="text">
      <style:text-properties style:font-name="GFIENO+NewBaskerville-Roman"/>
    </style:style>
    <style:style style:name="T112" style:family="text">
      <style:text-properties style:font-name="GFIENO+NewBaskerville-Roman" fo:font-size="10.5pt" style:font-size-asian="10.5pt"/>
    </style:style>
    <style:style style:name="T113" style:family="text">
      <style:text-properties style:font-name="GFIENO+NewBaskerville-Roman" fo:font-size="9.5pt" style:font-size-asian="9.5pt"/>
    </style:style>
    <style:style style:name="T114" style:family="text">
      <style:text-properties fo:font-size="10.5pt" style:font-size-asian="10.5pt"/>
    </style:style>
    <style:style style:name="T115" style:family="text">
      <style:text-properties fo:font-size="10.5pt" style:font-size-asian="10.5pt" style:font-size-complex="13pt"/>
    </style:style>
    <style:style style:name="T116" style:family="text">
      <style:text-properties style:font-name="GFIEMN+NewBaskerville-Italic" fo:font-size="10.5pt" style:font-size-asian="10.5pt"/>
    </style:style>
    <style:style style:name="T117" style:family="text">
      <style:text-properties fo:font-size="9.5pt" style:font-size-asian="9.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Source_20_Text"><text:span text:style-name="T12">RUNNING NOTES OF PRACTICAL TDD AND ACCEPTANCE TDD FOR JAVA DEV BOOK</text:span></text:span></text:p>
      <text:p text:style-name="P1"><text:span text:style-name="Source_20_Text"><text:span text:style-name="T6"/></text:span></text:p>
      <text:p text:style-name="P2"><text:span text:style-name="Source_20_Text"><text:span text:style-name="T9">PREFACE</text:span></text:span></text:p>
      <text:p text:style-name="P1"><text:span text:style-name="Source_20_Text"><text:span text:style-name="T6"/></text:span></text:p>
      <text:p text:style-name="P5"><text:span text:style-name="Source_20_Text"><text:span text:style-name="T11">Book was written by Lasse Koskela and published in 2008.</text:span></text:span></text:p>
      <text:p text:style-name="P5"><text:span text:style-name="Source_20_Text"><text:span text:style-name="T11"/></text:span></text:p>
      <text:p text:style-name="P5"><text:span text:style-name="Source_20_Text"><text:span text:style-name="T11">Extreme Programming (XP) gave me a new perspective on the</text:span></text:span></text:p>
      <text:p text:style-name="P4"><text:span text:style-name="Source_20_Text"><text:span text:style-name="T11">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4"><text:span text:style-name="Source_20_Text"><text:span text:style-name="T11"/></text:span></text:p>
      <text:p text:style-name="P4"><text:span text:style-name="Source_20_Text"><text:span text:style-name="T11">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4"><text:span text:style-name="Source_20_Text"><text:span text:style-name="T11">all the tricks up my sleeve. I didn’t know how to do it the smart way, and frequently I wasn’t determined enough to do it the hard way. It took several years to master all the tricks, learn all the tools, and get where I am now.</text:span></text:span></text:p>
      <text:p text:style-name="P4"><text:span text:style-name="Source_20_Text"><text:span text:style-name="T11"/></text:span></text:p>
      <text:p text:style-name="P4"><text:span text:style-name="Source_20_Text"><text:span text:style-name="T11">This book is aimed at Java programmers of all experience levels who are looking to improve their productivity and the quality of the code they develop.</text:span></text:span></text:p>
      <text:p text:style-name="P4"><text:span text:style-name="Source_20_Text"><text:span text:style-name="T8"/></text:span></text:p>
      <text:p text:style-name="P4"><text:span text:style-name="Source_20_Text"><text:span text:style-name="T11">Regardless of whether you’re creating a missile-control system or putting together the next YouTube, you can benefit from adopting TDD.</text:span></text:span></text:p>
      <text:p text:style-name="P4"><text:span text:style-name="Source_20_Text"><text:span text:style-name="T11"/></text:span></text:p>
      <text:p text:style-name="P4"><text:span text:style-name="Source_20_Text"><text:span text:style-name="T11">Test-driven development is primarily a design and development technique; but writing unit tests is such an essential activity in TDD that this book will lend you a hand during pure test-writing, too—we cover a lot of (so-called) difficult-to-test technologies such as data-access code, concurrent programs, and user-interface code.</text:span></text:span></text:p>
      <text:p text:style-name="P4"><text:span text:style-name="Source_20_Text"><text:span text:style-name="T11"/></text:span></text:p>
      <text:p text:style-name="P4"><text:span text:style-name="Source_20_Text"><text:span text:style-name="T8"/></text:span></text:p>
      <text:p text:style-name="P3"><text:span text:style-name="Source_20_Text"><text:span text:style-name="T10">[CHAPTER – 1 : THE BIG PICTURE]</text:span></text:span></text:p>
      <text:p text:style-name="P3"><text:span text:style-name="Source_20_Text"><text:span text:style-name="T7"/></text:span></text:p>
      <text:p text:style-name="P6"><text:span text:style-name="Source_20_Text"><text:span text:style-name="T11">“Only ever write code to fix a failing test.” That’s test-driven development, or TDD,1 in one sentence.</text:span></text:span></text:p>
      <text:p text:style-name="P6"><text:span text:style-name="Source_20_Text"><text:span text:style-name="T11"/></text:span></text:p>
      <text:p text:style-name="P6"><text:span text:style-name="Source_20_Text"><text:span text:style-name="T11">First we write a test, then we write code to make the test pass. Then we find the best possible design for what we have, relying on </text:span></text:span><text:soft-page-break/><text:span text:style-name="Source_20_Text"><text:span text:style-name="T11">the existing tests to keep us from breaking things while we’re at it.</text:span></text:span></text:p>
      <text:p text:style-name="P6"><text:span text:style-name="Source_20_Text"><text:span text:style-name="T11"/></text:span></text:p>
      <text:p text:style-name="P6"><text:span text:style-name="Source_20_Text"><text:span text:style-name="T11">This approach to building software encourages good design, produces testable code, and keeps us away from over-engineering our systems because of flawed assumptions.</text:span></text:span></text:p>
      <text:p text:style-name="P6"><text:span text:style-name="Source_20_Text"><text:span text:style-name="T11"/></text:span></text:p>
      <text:p text:style-name="P6"><text:span text:style-name="Source_20_Text"><text:span text:style-name="T11">The acronym TDD is sometimes expanded to Test-Driven Design. Another commonly used term for what we refer to as TDD is Test-First Programming. They’re just different names for the same thing. Our focus as professional software developers should be on</text:span></text:span></text:p>
      <text:p text:style-name="P28"><text:span text:style-name="Source_20_Text"><text:span text:style-name="T11">delivering systems that help our organizations/clients improve their effectiveness and throughput, that lower the operational costs, and so forth.</text:span></text:span></text:p>
      <text:p text:style-name="P6"><text:span text:style-name="Source_20_Text"><text:span text:style-name="T11"/></text:span></text:p>
      <text:p text:style-name="P6"><text:span text:style-name="Source_20_Text"><text:span text:style-name="T11">Agile software development,3 including methods such as Extreme Programming (XP) and Scrum, represents the most effective antidote I am aware of.</text:span></text:span></text:p>
      <text:p text:style-name="P6"><text:span text:style-name="Source_20_Text"><text:span text:style-name="T11"/></text:span></text:p>
      <text:p text:style-name="P6"><text:span text:style-name="Source_20_Text"><text:span text:style-name="T11">On a lower level, we test-drive code using the technique we call TDD. On a higher level—that of features and functionality—we test-drive the system using a similar technique we call acceptance TDD.</text:span></text:span></text:p>
      <text:p text:style-name="P6"><text:span text:style-name="Source_20_Text"><text:span text:style-name="T11"/></text:span></text:p>
      <text:p text:style-name="P6"><text:span text:style-name="Source_20_Text"><text:span text:style-name="T11">TDD is a technique for improving the software’s internal quality, whereas acceptance TDD helps us keep our product’s external quality on track by giving it the correct features and functionality.</text:span></text:span></text:p>
      <text:p text:style-name="P6"><text:span text:style-name="Source_20_Text"><text:span text:style-name="T11"/></text:span></text:p>
      <text:p text:style-name="P6"><text:span text:style-name="Source_20_Text"><text:span text:style-name="T11">TDD is a way of programming that encourages good design and is a disciplined process that helps us avoid programming errors. TDD does so by making us write small, automated tests, which eventually build up a very effective alarm system for protecting our code from regression. You cannot add quality into software after the fact, and the short development cycle that TDD promotes is well geared toward writing high-quality code from the start.</text:span></text:span></text:p>
      <text:p text:style-name="P6"><text:span text:style-name="Source_20_Text"><text:span text:style-name="T11"/></text:span></text:p>
      <text:p text:style-name="P6"><text:span text:style-name="Source_20_Text"><text:span text:style-name="T11">The short cycle is different from the way we’re used to programming. We’ve always designed first, then implemented the design, and then tested the implementation somehow—usually not too thoroughly.</text:span></text:span></text:p>
      <text:p text:style-name="P6"><text:span text:style-name="Source_20_Text"><text:span text:style-name="T11"/></text:span></text:p>
      <text:p text:style-name="P6"><text:span text:style-name="Source_20_Text"><text:span text:style-name="T11">TDD turns this thinking around and says we should write the test first and only then write code to reach that clear goal. Design is what we do last. We look at the code we have and find the simplest</text:span></text:span></text:p>
      <text:p text:style-name="P29"><text:span text:style-name="Source_20_Text"><text:span text:style-name="T11">design possible.</text:span></text:span></text:p>
      <text:p text:style-name="P6"><text:span text:style-name="Source_20_Text"><text:span text:style-name="T11"/></text:span></text:p>
      <text:p text:style-name="P6"><text:span text:style-name="Source_20_Text"><text:span text:style-name="T11">The last step in the cycle is called refactoring. Refactoring is a disciplined way of transforming code from one state or structure to another, removing duplication, and gradually moving the code toward the best design we can imagine. By constantly refactoring, we can grow our code base and evolve our design incrementally.</text:span></text:span></text:p>
      <text:p text:style-name="P6"><text:span text:style-name="Source_20_Text"><text:span text:style-name="T11"/></text:span></text:p>
      <text:p text:style-name="P6"><text:soft-page-break/><text:span text:style-name="Source_20_Text"><text:span text:style-name="T11">Quite possibly the number one reason for a defect to slip through to production is that there was no test verifying that that particular execution path through our code indeed works as it should.</text:span></text:span></text:p>
      <text:p text:style-name="P6"><text:span text:style-name="Source_20_Text"><text:span text:style-name="T11"/></text:span></text:p>
      <text:p text:style-name="P6"><text:span text:style-name="Source_20_Text"><text:span text:style-name="T11">TDD remedies this situation by making sure that there’s practically no code in the system that is not required—and therefore executed—by the tests.</text:span></text:span></text:p>
      <text:p text:style-name="P6"><text:span text:style-name="Source_20_Text"><text:span text:style-name="T11"/></text:span></text:p>
      <text:p text:style-name="P6"><text:span text:style-name="Source_20_Text"><text:span text:style-name="T11">TDD effectively guarantees that whatever you have written a test for works, and the quality (in terms of defects) becomes more of a function of how well we succeed in coming up with the right test cases.</text:span></text:span></text:p>
      <text:p text:style-name="P6"><text:span text:style-name="Source_20_Text"><text:span text:style-name="T11"/></text:span></text:p>
      <text:p text:style-name="P6"><text:span text:style-name="Source_20_Text"><text:span text:style-name="T11">One significant part of that task is a matter of testing skills—our ability to derive test cases for the normal cases, the corner cases, the foreseeable user errors, and so forth. The way TDD can help in this regard is by letting us focus on the public interfaces for our modules, classes, and what have you. By not knowing what the implementation looks like, we are better positioned to think out of the box and focus on how the code should behave and how the developer of the client code would—or could—use it, either on purpose or by mistake.</text:span></text:span></text:p>
      <text:p text:style-name="P6"><text:span text:style-name="Source_20_Text"><text:span text:style-name="T11"/></text:span></text:p>
      <text:p text:style-name="P7"><text:span text:style-name="Source_20_Text"><text:span text:style-name="T11">The correctness of the code we develop with TDD, however, is tested for isolated blocks of logic rather than for features and system capabilities. Furthermore, even the best code written testfirst can implement the wrong thing, something the customer doesn’t really need.</text:span></text:span></text:p>
      <text:p text:style-name="P7"><text:span text:style-name="Source_20_Text"><text:span text:style-name="T11"><text:s/></text:span></text:span></text:p>
      <text:p text:style-name="P28"><text:span text:style-name="Source_20_Text"><text:span text:style-name="T11">That’s where acceptance test-driven development comes into the picture. The traditional way of adding features into a system is to first write a requirements document of some kind, proceed with implementation, have the development team test the feature, and then have the customer acceptance-test the feature. Acceptance</text:span></text:span></text:p>
      <text:p text:style-name="P29"><text:span text:style-name="Source_20_Text"><text:span text:style-name="T11">TDD differs from this method by moving the testing function before the implementation.</text:span></text:span></text:p>
      <text:p text:style-name="P29"><text:span text:style-name="Source_20_Text"><text:span text:style-name="T11"/></text:span></text:p>
      <text:p text:style-name="P29"><text:span text:style-name="Source_20_Text"><text:span text:style-name="T11">In other words, we translate a requirement into a set</text:span></text:span></text:p>
      <text:p text:style-name="P28"><text:span text:style-name="Source_20_Text"><text:span text:style-name="T11">of executable tests and then do the implementation against the tests rather than against the developer’s interpretation of a verbal requirement.</text:span></text:span></text:p>
      <text:p text:style-name="P29"><text:span text:style-name="Source_20_Text"><text:span text:style-name="T11"/></text:span></text:p>
      <text:p text:style-name="P29"><text:span text:style-name="Source_20_Text"><text:span text:style-name="T11">Acceptance TDD provides the missing ingredient to delivering a good product by bridging the gap between the programmer and the customer. Rather than working off of arbitrary requirements documents, in acceptance TDD we strive for close collaboration and defining explicit, unambiguous tests that tell us exactly what it</text:span></text:span></text:p>
      <text:p text:style-name="P29"><text:span text:style-name="Source_20_Text"><text:span text:style-name="T11">means when we say a feature is “done.”</text:span></text:span></text:p>
      <text:p text:style-name="P29"><text:span text:style-name="Source_20_Text"><text:span text:style-name="T1"/></text:span></text:p>
      <text:p text:style-name="P8"><text:span text:style-name="Source_20_Text"><text:span text:style-name="T13">With acceptance TDD, we’re just talking about tests for the behavior of a system rather than tests for the behavior of </text:span></text:span><text:soft-page-break/><text:span text:style-name="Source_20_Text"><text:span text:style-name="T13">objects. This difference also means that we need to speak a language that both the programmer and the customer understand.</text:span></text:span></text:p>
      <text:p text:style-name="P30"><text:span text:style-name="Source_20_Text"><text:span text:style-name="T13"/></text:span></text:p>
      <text:p text:style-name="P8"><text:span text:style-name="Source_20_Text"><text:span text:style-name="T13">TDD and acceptance TDD often go hand in hand. On the system level, we run our development process with acceptance TDD; and inside the implementation step of each feature; we employ TDD. They are by no means tightly coupled, but they are powerful in combination and they do fit together seamlessly.</text:span></text:span></text:p>
      <text:p text:style-name="P30"><text:span text:style-name="Source_20_Text"><text:span text:style-name="T13"/></text:span></text:p>
      <text:p text:style-name="P30"><text:span text:style-name="Source_20_Text"><text:span text:style-name="T34">TEST-CODE-REFACTOR: THE HEARTBEAT:</text:span></text:span></text:p>
      <text:p text:style-name="P8"><text:span text:style-name="Source_20_Text"><text:span text:style-name="T14">T</text:span></text:span><text:span text:style-name="Source_20_Text"><text:span text:style-name="T13">est-driven development, or TDD, is a programming technique based on a very simple rule: Only ever write code to fix a failing test.</text:span></text:span></text:p>
      <text:p text:style-name="P30"><text:span text:style-name="Source_20_Text"><text:span text:style-name="T13"/></text:span></text:p>
      <text:p text:style-name="P30"><text:span text:style-name="Source_20_Text"><text:span text:style-name="T13">In other words, write the test first, and only then write the code that makes it pass.</text:span></text:span></text:p>
      <text:p text:style-name="P30"><text:span text:style-name="Source_20_Text"><text:span text:style-name="T13"/></text:span></text:p>
      <text:p text:style-name="P8"><text:span text:style-name="Source_20_Text"><text:span text:style-name="T13">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4"><text:span text:style-name="Source_20_Text"><text:span text:style-name="T13">communicate that the last step is about transforming the current design toward a better design.</text:span></text:span></text:p>
      <text:p text:style-name="P30"><text:span text:style-name="Source_20_Text"><text:span text:style-name="T13"/></text:span></text:p>
      <text:p text:style-name="P30"><text:span text:style-name="Source_20_Text"><text:span text:style-name="T13">Red-green-refactor is an alternative mnemonic for the TDD <text:s/>cycle of writing a test, making it pass, and making it pretty.</text:span></text:span></text:p>
      <text:p text:style-name="P30"><text:span text:style-name="Source_20_Text"><text:span text:style-name="T13"/></text:span></text:p>
      <text:p text:style-name="P8"><text:span text:style-name="Source_20_Text"><text:span text:style-name="T13">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30"><text:span text:style-name="Source_20_Text"><text:span text:style-name="T13"/></text:span></text:p>
      <text:p text:style-name="P30"><text:span text:style-name="Source_20_Text"><text:span text:style-name="T13">One of the fundamental lessons in designing an interface</text:span></text:span></text:p>
      <text:p text:style-name="P4"><text:span text:style-name="Source_20_Text"><text:span text:style-name="T13">is that we only evaluate a design effectively and objectively when we try to use it. By writing the test first, we are ensuring that we will not miss that feedback.</text:span></text:span></text:p>
      <text:p text:style-name="P30"><text:span text:style-name="Source_20_Text"><text:span text:style-name="T13"/></text:span></text:p>
      <text:p text:style-name="P8"><text:span text:style-name="Source_20_Text"><text:span text:style-name="T13">Granularity of the tests we write is also something to pay attention to. We strive to write just enough test code to have a failing test rather than write an epic-sized test for a piece of functionality that’ll take an hour to implement.</text:span></text:span></text:p>
      <text:p text:style-name="P30"><text:span text:style-name="Source_20_Text"><text:span text:style-name="T13"/></text:span></text:p>
      <text:p text:style-name="P8"><text:span text:style-name="Source_20_Text"><text:span text:style-name="T13">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30"><text:span text:style-name="Source_20_Text"><text:span text:style-name="T13"/></text:span></text:p>
      <text:p text:style-name="P8"><text:soft-page-break/><text:span text:style-name="Source_20_Text"><text:span text:style-name="T13">One of the fundamental ideas behind the concept of test-first development is to let the tests show you what to implement in order to make progress on developing the software.</text:span></text:span></text:p>
      <text:p text:style-name="P30"><text:span text:style-name="Source_20_Text"><text:span text:style-name="T13"/></text:span></text:p>
      <text:p text:style-name="P8"><text:span text:style-name="Source_20_Text"><text:span text:style-name="T13">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8"><text:span text:style-name="Source_20_Text"><text:span text:style-name="T13"/></text:span></text:p>
      <text:p text:style-name="P8"><text:span text:style-name="Source_20_Text"><text:span text:style-name="T13">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30"><text:span text:style-name="Source_20_Text"><text:span text:style-name="T13">good way of producing ugly code.</text:span></text:span></text:p>
      <text:p text:style-name="P30"><text:span text:style-name="Source_20_Text"><text:span text:style-name="T13"/></text:span></text:p>
      <text:p text:style-name="P9"><text:span text:style-name="Source_20_Text"><text:span text:style-name="T13">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9"><text:span text:style-name="Source_20_Text"><text:span text:style-name="T13"/></text:span></text:p>
      <text:p text:style-name="P9"><text:span text:style-name="Source_20_Text"><text:span text:style-name="T13">There are plenty of rules for the technical implementation of a (unit) test,2 but from the perspective of decomposing requirements into tests, two properties of a good test can be identified as especially important:</text:span></text:span></text:p>
      <text:p text:style-name="P9"><text:span text:style-name="Source_20_Text"><text:span text:style-name="T15">a. </text:span></text:span><text:span text:style-name="Source_20_Text"><text:span text:style-name="T13">A good test is atomic.</text:span></text:span></text:p>
      <text:p text:style-name="P9"><text:span text:style-name="Source_20_Text"><text:span text:style-name="T15">b. </text:span></text:span><text:span text:style-name="Source_20_Text"><text:span text:style-name="T13">A good test is isolated.</text:span></text:span></text:p>
      <text:p text:style-name="P9"><text:span text:style-name="Source_20_Text"><text:span text:style-name="T13"/></text:span></text:p>
      <text:p text:style-name="P9"><text:span text:style-name="Source_20_Text"><text:span text:style-name="T13">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9"><text:span text:style-name="Source_20_Text"><text:span text:style-name="T13"/></text:span></text:p>
      <text:p text:style-name="P9"><text:span text:style-name="Source_20_Text"><text:span text:style-name="T13">“tests should be isolated and order independent,” “tests should run fast,” “tests shouldn’t require manual setup.”</text:span></text:span></text:p>
      <text:p text:style-name="P9"><text:span text:style-name="Source_20_Text"><text:span text:style-name="T13"/></text:span></text:p>
      <text:p text:style-name="P9"><text:span text:style-name="Source_20_Text"><text:span text:style-name="T13">When you’re writing tests before the production code they’re supposed to test,</text:span></text:span></text:p>
      <text:p text:style-name="P4"><text:span text:style-name="Source_20_Text"><text:span text:style-name="T13">you inevitably face a dilemma: how to test something that doesn’t exist without</text:span></text:span></text:p>
      <text:p text:style-name="P4"><text:span text:style-name="Source_20_Text"><text:span text:style-name="T13">breaking our test-first rule. The answer is as simple as the rule was—imagine the code you’re testing exists!</text:span></text:span></text:p>
      <text:p text:style-name="P9"><text:span text:style-name="Source_20_Text"><text:span text:style-name="T13"/></text:span></text:p>
      <text:p text:style-name="P9"><text:span text:style-name="Source_20_Text"><text:span text:style-name="T13">That’s what I call the power of imagination! And it has a name, too. It’s called programming by intention.</text:span></text:span></text:p>
      <text:p text:style-name="P9"><text:span text:style-name="Source_20_Text"><text:span text:style-name="T13"/></text:span></text:p>
      <text:p text:style-name="P9"><text:span text:style-name="Source_20_Text"><text:span text:style-name="T13">Programming by intention, the concept of writing code as</text:span></text:span></text:p>
      <text:p text:style-name="P4"><text:span text:style-name="Source_20_Text"><text:span text:style-name="T13">if another piece of code exists—even if it doesn’t—is a technique that makes you focus on what we could have instead of working around what we have.</text:span></text:span></text:p>
      <text:p text:style-name="P9"><text:span text:style-name="Source_20_Text"><text:span text:style-name="T13"/></text:span></text:p>
      <text:p text:style-name="P10"><text:span text:style-name="Source_20_Text"><text:span text:style-name="T35"/></text:span></text:p>
      <text:h text:style-name="P77" text:outline-level="1"><text:soft-page-break/><text:span text:style-name="Source_20_Text"><text:span text:style-name="T97">CHAPTER 4</text:span></text:span></text:h>
      <text:h text:style-name="P68" text:outline-level="2"><text:span text:style-name="Source_20_Text"><text:span text:style-name="T61">TEST SELECTION STRATEGIES</text:span></text:span></text:h>
      <text:p text:style-name="P4"><text:span text:style-name="Source_20_Text"><text:span text:style-name="T61"/></text:span></text:p>
      <text:p text:style-name="P4"><text:span text:style-name="Source_20_Text"><text:span text:style-name="T34">To start with, we might want to consider the following</text:span></text:span></text:p>
      <text:p text:style-name="P4"><text:span text:style-name="Source_20_Text"><text:span text:style-name="T34">four strategies to aid our decision of which test to write next:</text:span></text:span></text:p>
      <text:p text:style-name="P4"><text:span text:style-name="Source_20_Text"><text:span text:style-name="T13"/></text:span></text:p>
      <text:p text:style-name="P4"><text:span text:style-name="Source_20_Text"><text:span text:style-name="T13">■ Diving first into details versus starting with the big picture </text:span></text:span><text:span text:style-name="Source_20_Text"><text:span text:style-name="T16">(Details vs big picture)</text:span></text:span></text:p>
      <text:p text:style-name="P4"><text:span text:style-name="Source_20_Text"><text:span text:style-name="T13">■ Exploring uncertain territory versus sticking with the familiar and comfortable </text:span></text:span><text:span text:style-name="Source_20_Text"><text:span text:style-name="T16">(Uncertain vs familiar)</text:span></text:span></text:p>
      <text:p text:style-name="P4"><text:span text:style-name="Source_20_Text"><text:span text:style-name="T13">■ Going for the highest value versus picking the low-hanging fruit first </text:span></text:span><text:span text:style-name="Source_20_Text"><text:span text:style-name="T16">(High value vs low-hanging fruit)</text:span></text:span></text:p>
      <text:p text:style-name="P4"><text:span text:style-name="Source_20_Text"><text:span text:style-name="T13">■ Treading the happy path1 first versus starting with handling error situations </text:span></text:span><text:span text:style-name="Source_20_Text"><text:span text:style-name="T16">(Happy path vs error situations)</text:span></text:span></text:p>
      <text:p text:style-name="P67"><text:span text:style-name="Source_20_Text"><text:span text:style-name="T13"/></text:span></text:p>
      <text:p text:style-name="P4"><text:span text:style-name="Source_20_Text"><text:span text:style-name="T17">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4"><text:span text:style-name="Source_20_Text"><text:span text:style-name="T17"/></text:span></text:p>
      <text:p text:style-name="P11"><text:span text:style-name="Source_20_Text"><text:span text:style-name="T17">But, I think, at times, it’s important to cover the uncertain stuff first, what if the feature we are thinking about to implement may not even be possible or efficient?</text:span></text:span></text:p>
      <text:p text:style-name="P11"><text:span text:style-name="Source_20_Text"><text:span text:style-name="T17"/></text:span></text:p>
      <text:p text:style-name="P11"><text:span text:style-name="Source_20_Text"><text:span text:style-name="T17">But, the whole point of these different strategies is to give the functionality i.e. value as fast as possible. So, definitely first get those tests in place which deliver some functionality.</text:span></text:span></text:p>
      <text:p text:style-name="P9"><text:span text:style-name="Source_20_Text"><text:span text:style-name="T13"/></text:span></text:p>
      <text:p text:style-name="P31"><text:span text:style-name="Source_20_Text"><text:span text:style-name="T13"/></text:span></text:p>
      <text:p text:style-name="P34"><text:span text:style-name="Source_20_Text"><text:span text:style-name="T61">TEST IMPLEMENTATION STRATEGIES</text:span></text:span></text:p>
      <text:p text:style-name="P34"><text:span text:style-name="Source_20_Text"><text:span text:style-name="T61"/></text:span></text:p>
      <text:p text:style-name="P12"><text:span text:style-name="Source_20_Text"><text:span text:style-name="T17">Just like there are many ways to select and write a test, there are many ways to make those tests pass. In his excellent introductory text on TDD, Test-Driven Development by Example, (Addison-Wesley, 2002), Kent Beck lists three ways to make</text:span></text:span></text:p>
      <text:p text:style-name="P32"><text:span text:style-name="Source_20_Text"><text:span text:style-name="T17">progress: faking it, triangulation, and obvious implementation.</text:span></text:span></text:p>
      <text:p text:style-name="P32"><text:span text:style-name="Source_20_Text"><text:span text:style-name="T17"/></text:span></text:p>
      <text:p text:style-name="P33"><text:span text:style-name="Source_20_Text"><text:span text:style-name="T36">FAKING IT:</text:span></text:span></text:p>
      <text:p text:style-name="P9"><text:span text:style-name="Source_20_Text"><text:span text:style-name="T17">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4"><text:span text:style-name="Source_20_Text"><text:span text:style-name="T17">some virtual boundary within our system. Whatever the reason, our primary goal is to get to a solid state by making the tests pass, and faking it is better than staying in the red for a long time. As it happens, the easiest way to fake something is often to </text:span></text:span><text:soft-page-break/><text:span text:style-name="Source_20_Text"><text:span text:style-name="T17">return hard-coded results—you might remember us doing just that back in chapter 2 with our first tests for the template engine.</text:span></text:span></text:p>
      <text:p text:style-name="P9"><text:span text:style-name="Source_20_Text"><text:span text:style-name="T17">After we’ve faked something, it’s easy to switch into triangulation mode, mainlybecause we know there’s that one tiny snippet of clearly non-production-quality code in our code base that we need to somehow smoke out and replace with a real implementation. We do so—by writing a new failing test, of course.</text:span></text:span></text:p>
      <text:p text:style-name="P9"><text:span text:style-name="Source_20_Text"><text:span text:style-name="T17"/></text:span></text:p>
      <text:p text:style-name="P13"><text:span text:style-name="Source_20_Text"><text:span text:style-name="T37">TRIANGULATION:</text:span></text:span></text:p>
      <text:p text:style-name="P13"><text:span text:style-name="Source_20_Text"><text:span text:style-name="T17">Triangulation is a useful technique for evolving toward a correct implementation when we don’t yet have a clear concept of how to generalize a given piece of hard-coded logic.</text:span></text:span></text:p>
      <text:p text:style-name="P13"><text:span text:style-name="Source_20_Text"><text:span text:style-name="T17"/></text:span></text:p>
      <text:p text:style-name="P13"><text:span text:style-name="Source_20_Text"><text:span text:style-name="T17">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4"><text:span text:style-name="Source_20_Text"><text:span text:style-name="T17">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4"><text:span text:style-name="Source_20_Text"><text:span text:style-name="T17"/></text:span></text:p>
      <text:p text:style-name="P14"><text:span text:style-name="Source_20_Text"><text:span text:style-name="T38">Side Note</text:span></text:span><text:span text:style-name="Source_20_Text"><text:span text:style-name="T18">: </text:span></text:span><text:span text:style-name="Source_20_Text"><text:span text:style-name="T17">Major credit-card vendors currently use the Luhn formula for calculating a checksum and a set of assigned prefixes to distinguish the various brands from each other. Google “credit card validation” and “luhn formula” for more details.</text:span></text:span></text:p>
      <text:p text:style-name="P14"><text:span text:style-name="Source_20_Text"><text:span text:style-name="T17"/></text:span></text:p>
      <text:p text:style-name="P15"><text:span text:style-name="Source_20_Text"><text:span text:style-name="T37">OBVIOUS IMPLEMENTATION:</text:span></text:span></text:p>
      <text:p text:style-name="P15"><text:span text:style-name="Source_20_Text"><text:span text:style-name="T17">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5"><text:span text:style-name="Source_20_Text"><text:span text:style-name="T17"/></text:span></text:p>
      <text:p text:style-name="P15"><text:span text:style-name="Source_20_Text"><text:span text:style-name="T17"/></text:span></text:p>
      <text:h text:style-name="P68" text:outline-level="2"><text:span text:style-name="Source_20_Text"><text:span text:style-name="T99">PRIME GUIDELINESS FOR TEST-DRIVING</text:span></text:span></text:h>
      <text:p text:style-name="P4"><text:span text:style-name="Source_20_Text"><text:span text:style-name="T17">We ended up with the following list of guidelines:</text:span></text:span></text:p>
      <text:p text:style-name="P4"><text:span text:style-name="Source_20_Text"><text:span text:style-name="T17">■ Do. Not. Skip. Refactoring.</text:span></text:span></text:p>
      <text:p text:style-name="P4"><text:span text:style-name="Source_20_Text"><text:span text:style-name="T17">The single biggest problem I’ve witnessed after watching dozens of teams take their first steps in test-driven development is insufficient refactoring.</text:span></text:span></text:p>
      <text:p text:style-name="P4"><text:span text:style-name="Source_20_Text"><text:span text:style-name="T17">Not refactoring mercilessly and leaving duplication in the code base is about the closest thing to attaching a time bomb to your chair. Unfortunately, we are good at remembering the “test” and </text:span></text:span><text:soft-page-break/><text:span text:style-name="Source_20_Text"><text:span text:style-name="T17">“code” steps of the TDD cycle and extremely proficient at neglecting a code smell that screams for the missing step.</text:span></text:span></text:p>
      <text:p text:style-name="P4"><text:span text:style-name="Source_20_Text"><text:span text:style-name="T17">Bring Fowler’s Refactoring book with you to the toilet. Learn to use your IDE’s automated refactorings.</text:span></text:span></text:p>
      <text:p text:style-name="P4"><text:span text:style-name="Source_20_Text"><text:span text:style-name="T17"/></text:span></text:p>
      <text:p text:style-name="P4"><text:span text:style-name="Source_20_Text"><text:span text:style-name="T17">■ Get to green fast.</text:span></text:span></text:p>
      <text:p text:style-name="P4"><text:span text:style-name="Source_20_Text"><text:span text:style-name="T17">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4"><text:span text:style-name="Source_20_Text"><text:span text:style-name="T17"/></text:span></text:p>
      <text:p text:style-name="P4"><text:span text:style-name="Source_20_Text"><text:span text:style-name="T17">■ Slow down after a mistake.</text:span></text:span></text:p>
      <text:p text:style-name="P4"><text:span text:style-name="Source_20_Text"><text:span text:style-name="T17">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4"><text:span text:style-name="Source_20_Text"><text:span text:style-name="T17">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4"><text:span text:style-name="Source_20_Text"><text:span text:style-name="T17"/></text:span></text:p>
      <text:p text:style-name="P4"><text:span text:style-name="Source_20_Text"><text:span text:style-name="T17"/></text:span></text:p>
      <text:h text:style-name="P68" text:outline-level="2"><text:span text:style-name="Source_20_Text"><text:span text:style-name="T99">TEST DOUBLES</text:span></text:span></text:h>
      <text:p text:style-name="P4"><text:span text:style-name="Source_20_Text"><text:span text:style-name="T17">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4"><text:span text:style-name="Source_20_Text"><text:span text:style-name="T17">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4"><text:span text:style-name="Source_20_Text"><text:span text:style-name="T17">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4"><text:span text:style-name="Source_20_Text"><text:span text:style-name="T17"/></text:span></text:p>
      <text:p text:style-name="P4"><text:soft-page-break/><text:span text:style-name="Source_20_Text"><text:span text:style-name="T17">On the highest level, the use of test doubles can be divided into two general groups based on their approach to verifying the expected behavior. Those approaches are called </text:span></text:span><text:span text:style-name="Source_20_Text"><text:span text:style-name="T39">state-based</text:span></text:span><text:span text:style-name="Source_20_Text"><text:span text:style-name="T17"> and </text:span></text:span><text:span text:style-name="Source_20_Text"><text:span text:style-name="T39">interaction-based</text:span></text:span><text:span text:style-name="Source_20_Text"><text:span text:style-name="T17"> testing, respectively</text:span></text:span></text:p>
      <text:p text:style-name="P4"><text:span text:style-name="Source_20_Text"><text:span text:style-name="T17"/></text:span></text:p>
      <text:p text:style-name="P16"><text:span text:style-name="Source_20_Text"><text:span text:style-name="T40">State-based testing:</text:span></text:span></text:p>
      <text:p text:style-name="P16"><text:span text:style-name="Source_20_Text"><text:span text:style-name="T17">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6"><text:span text:style-name="Source_20_Text"><text:span text:style-name="T17"/></text:span></text:p>
      <text:p text:style-name="P16"><text:span text:style-name="Source_20_Text"><text:span text:style-name="T81">@Test</text:span></text:span></text:p>
      <text:p text:style-name="P51">public void listShouldNotBeEmptyAfterAddingSomethingToIt()</text:p>
      <text:p text:style-name="P51">throws Exception {</text:p>
      <text:p text:style-name="P51">List&lt;String&gt; list = new ArrayList&lt;String&gt;();</text:p>
      <text:p text:style-name="P51">assertTrue(list.isEmpty());</text:p>
      <text:p text:style-name="P51">list.add("something");</text:p>
      <text:p text:style-name="P51">assertFalse(list.isEmpty());</text:p>
      <text:p text:style-name="P52">}</text:p>
      <text:p text:style-name="P16"><text:span text:style-name="Source_20_Text"><text:span text:style-name="T71"/></text:span></text:p>
      <text:p text:style-name="P16"><text:span text:style-name="Source_20_Text"><text:span text:style-name="T17">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6"><text:span text:style-name="Source_20_Text"><text:span text:style-name="T17">testing is a good way to use test doubles.</text:span></text:span></text:p>
      <text:p text:style-name="P16"><text:span text:style-name="Source_20_Text"><text:span text:style-name="T17"/></text:span></text:p>
      <text:p text:style-name="P17"><text:span text:style-name="Source_20_Text"><text:span text:style-name="T41">Testing for interactions:</text:span></text:span></text:p>
      <text:p text:style-name="P17"><text:span text:style-name="Source_20_Text"><text:span text:style-name="T17">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4"><text:span text:style-name="Source_20_Text"><text:span text:style-name="T17"/></text:span></text:p>
      <text:p text:style-name="P4"><text:span text:style-name="Source_20_Text"><text:span text:style-name="T17">Interaction-based tests are made possible by what we call dynamic mock object libraries. Examples of such libraries for Java include EasyMock,7 jMock,8 and rMock,9 which are all open source and have fairly large user bases.</text:span></text:span></text:p>
      <text:p text:style-name="P17"><text:span text:style-name="Source_20_Text"><text:span text:style-name="T17"/></text:span></text:p>
      <text:p text:style-name="P17"><text:span text:style-name="Source_20_Text"><text:span text:style-name="T17">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7"/></text:span></text:p>
      <text:p text:style-name="Standard"><text:soft-page-break/><text:span text:style-name="Source_20_Text"><text:span text:style-name="T39">Side Note:</text:span></text:span><text:span text:style-name="Source_20_Text"><text:span text:style-name="T17"> For more discussion on state-based and interaction-based testing, refer to Martin Fowler’s article “Mocks Aren’t Stubs”</text:span></text:span></text:p>
      <text:p text:style-name="P35"><text:span text:style-name="Source_20_Text"><text:span text:style-name="T42">When to use which?:</text:span></text:span></text:p>
      <text:p text:style-name="P35"><text:span text:style-name="Source_20_Text"><text:span text:style-name="T17">Both state- and interaction-based tests are useful, and both are often necessary to cover all bases. To paraphrase J. B. Rainsberger, author of JUnit Recipes (Manning Publications, 2005), “We lean on interaction-based testing to verify how an object</text:span></text:span></text:p>
      <text:p text:style-name="P4"><text:span text:style-name="Source_20_Text"><text:span text:style-name="T17">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5"><text:span text:style-name="Source_20_Text"><text:span text:style-name="T17">We can test for the expected state, or we can test for expected interactions between objects; each of these approaches has its relative pros and cons.</text:span></text:span></text:p>
      <text:p text:style-name="P35"><text:span text:style-name="Source_20_Text"><text:span text:style-name="T17"/></text:span></text:p>
      <text:p text:style-name="P35"><text:span text:style-name="Source_20_Text"><text:span text:style-name="T17">As we just learned, test doubles are substitutable, alternative implementations of an interface or class that we don’t want to use in a test—the reason often being that the real thing has one of these issues:</text:span></text:span></text:p>
      <text:p text:style-name="P4"><text:span text:style-name="Source_20_Text"><text:span text:style-name="T17">■ It’s too slow.</text:span></text:span></text:p>
      <text:p text:style-name="P4"><text:span text:style-name="Source_20_Text"><text:span text:style-name="T17">■ It’s not available (or doesn’t exist).</text:span></text:span></text:p>
      <text:p text:style-name="P4"><text:span text:style-name="Source_20_Text"><text:span text:style-name="T17">■ It depends on something that’s not available (or doesn’t exist).</text:span></text:span></text:p>
      <text:p text:style-name="P35"><text:span text:style-name="Source_20_Text"><text:span text:style-name="T17">■ It’s too difficult to instantiate and configure for a test.</text:span></text:span></text:p>
      <text:p text:style-name="P35"><text:span text:style-name="Source_20_Text"><text:span text:style-name="T17"/></text:span></text:p>
      <text:p text:style-name="P36"><text:span text:style-name="Source_20_Text"><text:span text:style-name="T43">Example of a test double:</text:span></text:span></text:p>
      <text:p text:style-name="P36"><text:span text:style-name="Source_20_Text"><text:span text:style-name="T17">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4"><text:span text:style-name="Source_20_Text"><text:span text:style-name="T17">all adds up.</text:span></text:span></text:p>
      <text:p text:style-name="P4"><text:span text:style-name="Source_20_Text"><text:span text:style-name="T17">There might be other issues with using the real thing. For example, what if we needed to create a huge amount of test data for the PricingService to work on?</text:span></text:span></text:p>
      <text:p text:style-name="P36"><text:span text:style-name="Source_20_Text"><text:span text:style-name="T17">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6"><text:span text:style-name="Source_20_Text"><text:span text:style-name="T17"/></text:span></text:p>
      <text:p text:style-name="P36"><text:span text:style-name="Source_20_Text"><text:span text:style-name="T80">public class PricingServiceTestDouble extends PricingService </text:span></text:span><text:span text:style-name="T104">{</text:span></text:p>
      <text:p text:style-name="P51">private float discount;</text:p>
      <text:p text:style-name="P51">public PricingServiceTestDouble(float discount) {</text:p>
      <text:p text:style-name="P51"><text:soft-page-break/>this.discount = discount;</text:p>
      <text:p text:style-name="P51">}</text:p>
      <text:p text:style-name="P51">public float getDiscountPercentage(Customer c, Product p) {</text:p>
      <text:p text:style-name="P51">return discount;</text:p>
      <text:p text:style-name="P51">}</text:p>
      <text:p text:style-name="P56">}</text:p>
      <text:p text:style-name="P36"><text:span text:style-name="Source_20_Text"><text:span text:style-name="T70"/></text:span></text:p>
      <text:p text:style-name="P36"><text:span text:style-name="Source_20_Text"><text:span text:style-name="T80">public class OrderProcessorTest </text:span></text:span><text:span text:style-name="T104">{</text:span></text:p>
      <text:p text:style-name="P51">@Test</text:p>
      <text:p text:style-name="P51">public void testOrderProcessorWithMockObject() throws Exception {</text:p>
      <text:p text:style-name="P51">float initialBalance = 100.0f;</text:p>
      <text:p text:style-name="P51">float listPrice = 30.0f;</text:p>
      <text:p text:style-name="P51">float discount = 10.0f;</text:p>
      <text:p text:style-name="P51">float expectedBalance =</text:p>
      <text:p text:style-name="P51">(initialBalance - (listPrice * (1 - discount/100)));</text:p>
      <text:p text:style-name="P51">Customer customer = new Customer(initialBalance);</text:p>
      <text:p text:style-name="P51">Product product = new Product("TDD in Action", listPrice);</text:p>
      <text:p text:style-name="P51">OrderProcessor processor = new OrderProcessor();</text:p>
      <text:p text:style-name="P51">PricingService service =</text:p>
      <text:p text:style-name="P51">new PricingServiceTestDouble(discount);</text:p>
      <text:p text:style-name="P51">processor.setPricingService(service);</text:p>
      <text:p text:style-name="P51">processor.process(new Order(customer, product));</text:p>
      <text:p text:style-name="P51">assertEquals(expectedBalance,</text:p>
      <text:p text:style-name="P51">customer.getBalance(), 0.001f);</text:p>
      <text:p text:style-name="P51">}</text:p>
      <text:p text:style-name="P56">}</text:p>
      <text:p text:style-name="P56"/>
      <text:p text:style-name="P36"><text:span text:style-name="Source_20_Text"><text:span text:style-name="T17">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6"><text:span text:style-name="Source_20_Text"><text:span text:style-name="T17"/></text:span></text:p>
      <text:p text:style-name="P37"><text:span text:style-name="Source_20_Text"><text:span text:style-name="T44">Types of Mock objects:</text:span></text:span></text:p>
      <table:table table:name="Table1" table:style-name="Table1">
        <table:table-column table:style-name="Table1.A"/>
        <table:table-column table:style-name="Table1.B"/>
        <table:table-row>
          <table:table-cell table:style-name="Table1.A1" office:value-type="string">
            <text:p text:style-name="P69"><text:span text:style-name="Source_20_Text"><text:span text:style-name="T17">Type of mock</text:span></text:span></text:p>
          </table:table-cell>
          <table:table-cell table:style-name="Table1.B1" office:value-type="string">
            <text:p text:style-name="P69"><text:span text:style-name="Source_20_Text"><text:span text:style-name="T17">Description</text:span></text:span></text:p>
          </table:table-cell>
        </table:table-row>
        <table:table-row>
          <table:table-cell table:style-name="Table1.A2" office:value-type="string">
            <text:p text:style-name="Standard"><text:span text:style-name="Source_20_Text"><text:span text:style-name="T17">Stubs</text:span></text:span></text:p>
          </table:table-cell>
          <table:table-cell table:style-name="Table1.B2" office:value-type="string">
            <text:p text:style-name="P4"><text:span text:style-name="Source_20_Text"><text:span text:style-name="T17">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7">Fakes</text:span></text:span></text:p>
          </table:table-cell>
          <table:table-cell table:style-name="Table1.B2" office:value-type="string">
            <text:p text:style-name="P4"><text:span text:style-name="Source_20_Text"><text:span text:style-name="T17">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7">Mocks</text:span></text:span></text:p>
          </table:table-cell>
          <table:table-cell table:style-name="Table1.B2" office:value-type="string">
            <text:p text:style-name="P4"><text:span text:style-name="Source_20_Text"><text:span text:style-name="T17">Mocks can be considered even more sophisticated in terms of their implementation, because they incorporate assertions for verifying expected collaboration with other objects during a test. </text:span></text:span><text:soft-page-break/><text:span text:style-name="Source_20_Text"><text:span text:style-name="T17">Depending on the implementation of a mock, it can be set up either to return hardcoded values or to provide a fake implementation of the logic. Mocks are typically generated dynamically with frameworks and</text:span></text:span></text:p>
            <text:p text:style-name="Standard"><text:span text:style-name="Source_20_Text"><text:span text:style-name="T17">libraries, such as EasyMock, but they can also be implemented by hand.</text:span></text:span></text:p>
          </table:table-cell>
        </table:table-row>
      </table:table>
      <text:p text:style-name="P36"><text:span text:style-name="Source_20_Text"><text:span text:style-name="T17"/></text:span></text:p>
      <text:p text:style-name="P36"><text:span text:style-name="Source_20_Text"><text:span text:style-name="T17">The test double we used in </text:span></text:span><text:span text:style-name="Source_20_Text"><text:span text:style-name="T19">above example</text:span></text:span><text:span text:style-name="Source_20_Text"><text:span text:style-name="T17"> was a fake because it employed a simplified algorithm for pricing products—the test double was hard coded to always give a discount of $10.</text:span></text:span></text:p>
      <text:p text:style-name="P4"><text:span text:style-name="Source_20_Text"><text:span text:style-name="T17"/></text:span></text:p>
      <text:p text:style-name="P4"><text:span text:style-name="Source_20_Text"><text:span text:style-name="T17">To illustrate the dynamic and self-verifying nature of the most sophisticated type of test double—a mock object—let’s rewrite our test to use interaction-based testing, passing in a mock object as the PricingService implementation.</text:span></text:span></text:p>
      <text:p text:style-name="P4"><text:span text:style-name="Source_20_Text"><text:span text:style-name="T19"/></text:span></text:p>
      <text:p text:style-name="P4"><text:span text:style-name="Source_20_Text"><text:span text:style-name="T19">Our new example, </text:span></text:span><text:span text:style-name="Source_20_Text"><text:span text:style-name="T17">shows how we could implement the OrderProcessorTest using a dynamic mock object created with the EasyMock library.</text:span></text:span></text:p>
      <text:p text:style-name="P4"><text:span text:style-name="Source_20_Text"><text:span text:style-name="T17"/></text:span></text:p>
      <text:p text:style-name="P4"><text:span text:style-name="Source_20_Text"><text:span text:style-name="T79">import static org.easymock.classextension.EasyMock.*;</text:span></text:span></text:p>
      <text:p text:style-name="P51">import static org.junit.Assert.*;</text:p>
      <text:p text:style-name="P51">import org.junit.*;</text:p>
      <text:p text:style-name="P51">public class OrderProcessorEasymockTest {</text:p>
      <text:p text:style-name="P51">@Test</text:p>
      <text:p text:style-name="P51">public void testOrderProcessorWithEasyMock() throws Exception {</text:p>
      <text:p text:style-name="P51">// arrange</text:p>
      <text:p text:style-name="P51">float initialBalance = 100.0f;</text:p>
      <text:p text:style-name="P51">float listPrice = 30.0f;</text:p>
      <text:p text:style-name="P51">float discount = 10.0f;</text:p>
      <text:p text:style-name="P51">float expectedBalance =</text:p>
      <text:p text:style-name="P51">initialBalance - (listPrice * (1 - discount / 100));</text:p>
      <text:p text:style-name="P51">Customer customer = new Customer(initialBalance);</text:p>
      <text:p text:style-name="P51">Product product = new Product("TDD in Action", listPrice);</text:p>
      <text:p text:style-name="P4"><text:span text:style-name="Source_20_Text"><text:span text:style-name="T79">// record expected collaboration with mock PricingService</text:span></text:span></text:p>
      <text:p text:style-name="P51">PricingService mock = createMock(PricingService.class);</text:p>
      <text:p text:style-name="P51">expect(mock.getDiscountPercentage(customer, product))</text:p>
      <text:p text:style-name="P51">.andReturn(discount);</text:p>
      <text:p text:style-name="P51">replay(mock);</text:p>
      <text:p text:style-name="P51">// act</text:p>
      <text:p text:style-name="P51">OrderProcessor processor = new OrderProcessor();</text:p>
      <text:p text:style-name="P51">processor.setPricingService(mock);</text:p>
      <text:p text:style-name="P51">processor.process(new Order(customer, product));</text:p>
      <text:p text:style-name="P51">// assert</text:p>
      <text:p text:style-name="P51">assertEquals(expectedBalance, customer.getBalance(),</text:p>
      <text:p text:style-name="P51">0.001f);</text:p>
      <text:p text:style-name="P51">verify(mock);</text:p>
      <text:p text:style-name="P51">}</text:p>
      <text:p text:style-name="P51">}</text:p>
      <text:p text:style-name="P4"><text:span text:style-name="Source_20_Text"><text:span text:style-name="T69"/></text:span></text:p>
      <text:p text:style-name="P4"><text:span text:style-name="Source_20_Text"><text:span text:style-name="T17">The example test </text:span></text:span><text:span text:style-name="Source_20_Text"><text:span text:style-name="T20">above</text:span></text:span><text:span text:style-name="Source_20_Text"><text:span text:style-name="T17"> first creates a bunch of regular objects to be used in the test and then proceeds to create a mock object for the difficult collaborator, PricingService.</text:span></text:span></text:p>
      <text:p text:style-name="P4"><text:span text:style-name="Source_20_Text"><text:span text:style-name="T17"/></text:span></text:p>
      <text:p text:style-name="P4"><text:span text:style-name="Source_20_Text"><text:span text:style-name="T17"/></text:span></text:p>
      <text:h text:style-name="P68" text:outline-level="2"><text:soft-page-break/><text:span text:style-name="Source_20_Text"><text:span text:style-name="T99">GUIDELINESS FOR TESTABLE DESIGNS</text:span></text:span></text:h>
      <text:p text:style-name="P4"><text:span text:style-name="Source_20_Text"><text:span text:style-name="T17">Aiming at helping you avoid creating testability challenges for yourself, here are a few simple design guidelines that we should pay attention to:</text:span></text:span></text:p>
      <text:p text:style-name="P4"><text:span text:style-name="Source_20_Text"><text:span text:style-name="T17"/></text:span></text:p>
      <text:p text:style-name="P4"><text:span text:style-name="Source_20_Text"><text:span text:style-name="T17">■ Choose composition over inheritance.</text:span></text:span></text:p>
      <text:p text:style-name="P4"><text:span text:style-name="Source_20_Text"><text:span text:style-name="T64">S</text:span></text:span><text:span text:style-name="Source_20_Text"><text:span text:style-name="T17">pecifically, having to deal with an inheritance hierarchy</text:span></text:span></text:p>
      <text:p text:style-name="P4"><text:span text:style-name="Source_20_Text"><text:span text:style-name="T17">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4"><text:span text:style-name="Source_20_Text"><text:span text:style-name="T17">effect throughout the class hierarchy, which is obviously not an ideal situation.</text:span></text:span></text:p>
      <text:p text:style-name="P18"><text:span text:style-name="Source_20_Text"><text:span text:style-name="T17">Inheritance is often too restrictive to be an easily testable construct. </text:span></text:span></text:p>
      <text:p text:style-name="P18"><text:span text:style-name="Source_20_Text"><text:span text:style-name="T17">Composition is a way to build objects that provide complex functionality by combining a set of less complex component objects. The top-level composite object delegates work to its components instead of invoking methods from its superclass.</text:span></text:span></text:p>
      <text:p text:style-name="P4"><text:span text:style-name="Source_20_Text"><text:span text:style-name="T17">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21">t</text:span></text:span><text:span text:style-name="Source_20_Text"><text:span text:style-name="T17">hose extra lines of code.</text:span></text:span></text:p>
      <text:p text:style-name="P4"><text:span text:style-name="Source_20_Text"><text:span text:style-name="T17"/></text:span></text:p>
      <text:p text:style-name="P4"><text:span text:style-name="Source_20_Text"><text:span text:style-name="T17">■ Avoid static and the Singleton.</text:span></text:span></text:p>
      <text:p text:style-name="P4"><text:span text:style-name="Source_20_Text"><text:span text:style-name="T64">A</text:span></text:span><text:span text:style-name="Source_20_Text"><text:span text:style-name="T17">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4"><text:span text:style-name="Source_20_Text"><text:span text:style-name="T17">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4"><text:span text:style-name="Source_20_Text"><text:span text:style-name="T17">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4"><text:span text:style-name="Source_20_Text"><text:span text:style-name="T17">instance method calls.</text:span></text:span></text:p>
      <text:p text:style-name="P4"><text:span text:style-name="Source_20_Text"><text:span text:style-name="T17"/></text:span></text:p>
      <text:p text:style-name="P4"><text:span text:style-name="Source_20_Text"><text:span text:style-name="T79">public class Database </text:span></text:span><text:span text:style-name="T104">{</text:span></text:p>
      <text:p text:style-name="P51">public static Object findById(String id) {</text:p>
      <text:p text:style-name="P51">// fetch an object from the database,</text:p>
      <text:p text:style-name="P51">// returning a null if the id is not found</text:p>
      <text:p text:style-name="P51">}</text:p>
      <text:p text:style-name="P51">public static boolean objectExists(String id) {</text:p>
      <text:p text:style-name="P51">return (findById(id) != null);</text:p>
      <text:p text:style-name="P51">}</text:p>
      <text:p text:style-name="P51"><text:soft-page-break/>}</text:p>
      <text:p text:style-name="P4"><text:span text:style-name="Source_20_Text"><text:span text:style-name="T69"/></text:span></text:p>
      <text:p text:style-name="P4"><text:span text:style-name="Source_20_Text"><text:span text:style-name="T79">public class TestDatabase </text:span></text:span><text:span text:style-name="T104">{</text:span></text:p>
      <text:p text:style-name="P51">@Test</text:p>
      <text:p text:style-name="P51">public void testObjectExists() throws Exception {</text:p>
      <text:p text:style-name="P51">// How can I fake findById() to return</text:p>
      <text:p text:style-name="P51">// "true" or "false" as I wish?</text:p>
      <text:p text:style-name="P51">assertTrue(Database.objectExists("123"));</text:p>
      <text:p text:style-name="P51">}</text:p>
      <text:p text:style-name="P51">}</text:p>
      <text:p text:style-name="P4"><text:span text:style-name="Source_20_Text"><text:span text:style-name="T93"/></text:span></text:p>
      <text:p text:style-name="P4"><text:span text:style-name="Source_20_Text"><text:span text:style-name="T17">In the code above, there’s just no way to fake findById without altering the compiled byte code because the code under tests references the specific implementation class explicitly. We can’t subclass and override it because it’s all static.</text:span></text:span></text:p>
      <text:p text:style-name="P4"><text:span text:style-name="Source_20_Text"><text:span text:style-name="T17"/></text:span></text:p>
      <text:p text:style-name="P4"><text:span text:style-name="Source_20_Text"><text:span text:style-name="T17">■ Isolate dependencies.</text:span></text:span></text:p>
      <text:p text:style-name="P4"><text:span text:style-name="Source_20_Text"><text:span text:style-name="T17">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4"><text:span text:style-name="Source_20_Text"><text:span text:style-name="T17">code, yes, but it also lets us override the method in question, thereby eliminating the tightly coupled dependency caused by a static method call.</text:span></text:span></text:p>
      <text:p text:style-name="P4"><text:span text:style-name="Source_20_Text"><text:span text:style-name="T17"/></text:span></text:p>
      <text:p text:style-name="P4"><text:span text:style-name="Source_20_Text"><text:span text:style-name="T79">public class OrderProcessor </text:span></text:span><text:span text:style-name="T104">{</text:span></text:p>
      <text:p text:style-name="P51">public void process(Order order) {</text:p>
      <text:p text:style-name="P51">PricingService service = getPricingService();</text:p>
      <text:p text:style-name="P51">// use the PricingService object for processing the order</text:p>
      <text:p text:style-name="P51">}</text:p>
      <text:p text:style-name="P51">protected PricingService getPricingService() {</text:p>
      <text:p text:style-name="P51">return PricingService.getInstance();</text:p>
      <text:p text:style-name="P51">}</text:p>
      <text:p text:style-name="P51">}</text:p>
      <text:p text:style-name="P4"><text:span text:style-name="Source_20_Text"><text:span text:style-name="T17"/></text:span></text:p>
      <text:p text:style-name="P4"><text:span text:style-name="Source_20_Text"><text:span text:style-name="T17">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4"><text:span text:style-name="Source_20_Text"><text:span text:style-name="T17"/></text:span></text:p>
      <text:p text:style-name="P4"><text:span text:style-name="Source_20_Text"><text:span text:style-name="T79">public class OrderProcessor </text:span></text:span><text:span text:style-name="T104">{</text:span></text:p>
      <text:p text:style-name="P51">public void process(Order order) {</text:p>
      <text:p text:style-name="P51">PricingService service = getPricingService();</text:p>
      <text:p text:style-name="P51">// use the PricingService object for processing the order</text:p>
      <text:p text:style-name="P51">}</text:p>
      <text:p text:style-name="P51">protected PricingService getPricingService() {</text:p>
      <text:p text:style-name="P51">return PricingService.getInstance();</text:p>
      <text:p text:style-name="P51">}</text:p>
      <text:p text:style-name="P51">}</text:p>
      <text:p text:style-name="P51">public class OrderProcessorTest {</text:p>
      <text:p text:style-name="P51">@Test</text:p>
      <text:p text:style-name="P51">public void testOrderProcessorByExploitingTheSeam()</text:p>
      <text:p text:style-name="P51">throws exception {</text:p>
      <text:p text:style-name="P4"><text:soft-page-break/><text:span text:style-name="Source_20_Text"><text:span text:style-name="T79">OrderProcessor p = new OrderProcessor() </text:span></text:span><text:span text:style-name="T104">{</text:span></text:p>
      <text:p text:style-name="P51">protected PricingService getPricingService() {</text:p>
      <text:p text:style-name="P51">return new FakePricingService();</text:p>
      <text:p text:style-name="P51">}</text:p>
      <text:p text:style-name="P51">};</text:p>
      <text:p text:style-name="P51">...</text:p>
      <text:p text:style-name="P51">}</text:p>
      <text:p text:style-name="P51">}</text:p>
      <text:p text:style-name="P4"><text:span text:style-name="Source_20_Text"><text:span text:style-name="T17"/></text:span></text:p>
      <text:p text:style-name="P4"><text:span text:style-name="Source_20_Text"><text:span text:style-name="T17">Isolating dependencies is critical for testability and maintainability. Also, Michael Feathers’ Working Effectively with Legacy Code offers a thorough coverage of the topic.</text:span></text:span></text:p>
      <text:p text:style-name="P4"><text:span text:style-name="Source_20_Text"><text:span text:style-name="T17"/></text:span></text:p>
      <text:p text:style-name="P4"><text:span text:style-name="Source_20_Text"><text:span text:style-name="T17">■ Inject dependencies.</text:span></text:span></text:p>
      <text:p text:style-name="P4"><text:span text:style-name="Source_20_Text"><text:span text:style-name="T17">Dependency injection (DI)17 is one of the recent buzzwords in software circles. It is an approach to structuring code in a way that reduces direct dependencies to indirect dependencies or, to put it another way, replaces the getter with a setter.</text:span></text:span></text:p>
      <text:p text:style-name="P4"><text:span text:style-name="Source_20_Text"><text:span text:style-name="T17"/></text:span></text:p>
      <text:p text:style-name="P4"><text:span text:style-name="Source_20_Text"><text:span text:style-name="T79">public class OrderProcessor </text:span></text:span><text:span text:style-name="T104">{</text:span></text:p>
      <text:p text:style-name="P51">public void process(Order order) {</text:p>
      <text:p text:style-name="P51">PricingService service = getPricingService();</text:p>
      <text:p text:style-name="P51">// use the PricingService object for processing the order</text:p>
      <text:p text:style-name="P51">}</text:p>
      <text:p text:style-name="P4"><text:span text:style-name="Source_20_Text"><text:span text:style-name="T69"/></text:span></text:p>
      <text:p text:style-name="P4"><text:span text:style-name="Source_20_Text"><text:span text:style-name="T79">protected PricingService getPricingService() </text:span></text:span><text:span text:style-name="T104">{</text:span></text:p>
      <text:p text:style-name="P51">return PricingService.getInstance();</text:p>
      <text:p text:style-name="P51">}</text:p>
      <text:p text:style-name="P51">}</text:p>
      <text:p text:style-name="P4"><text:span text:style-name="Source_20_Text"><text:span text:style-name="T93"/></text:span></text:p>
      <text:p text:style-name="P4"><text:span text:style-name="Source_20_Text"><text:span text:style-name="T17">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4"><text:span text:style-name="Source_20_Text"><text:span text:style-name="T17">Although this sort of coupling is no longer a problem in terms of testability because we can override the getPricingService method in our tests, we could make it a notch easier still.</text:span></text:span></text:p>
      <text:p text:style-name="P4"><text:span text:style-name="Source_20_Text"><text:span text:style-name="T17">OrderProcessor having a dependency on the <text:s/>PricingService means that it needs access to an implementation of the <text:s/>PricingService, not that it needs to know where to get that implementation.</text:span></text:span></text:p>
      <text:p text:style-name="P4"><text:span text:style-name="Source_20_Text"><text:span text:style-name="T17">The dependency injection pattern presents an alternative way to</text:span></text:span></text:p>
      <text:p text:style-name="P4"><text:span text:style-name="Source_20_Text"><text:span text:style-name="T17">organize things such that the true need of the <text:s/>OrderProcessor is fulfilled while still avoiding the tight coupling of <text:s/>OrderProcessor being too friendly with the <text:s/>PricingService</text:span></text:span></text:p>
      <text:p text:style-name="P4"><text:span text:style-name="Source_20_Text"><text:span text:style-name="T17">class.</text:span></text:span></text:p>
      <text:p text:style-name="P4"><text:span text:style-name="Source_20_Text"><text:span text:style-name="T17">In all of its simplicity, dependency injection means that we make Order- Processor say, “I need a PricingService. Please give me one before using my services.”</text:span></text:span></text:p>
      <text:p text:style-name="P4"><text:span text:style-name="Source_20_Text"><text:span text:style-name="T17"/></text:span></text:p>
      <text:p text:style-name="P4"><text:span text:style-name="Source_20_Text"><text:span text:style-name="T79">public class OrderProcessor </text:span></text:span><text:span text:style-name="T104">{</text:span></text:p>
      <text:p text:style-name="P51">private PricingService pricingService;</text:p>
      <text:p text:style-name="P51">/**</text:p>
      <text:p text:style-name="P51">* Hand me my dependency by calling this method.</text:p>
      <text:p text:style-name="P51">*/</text:p>
      <text:p text:style-name="P51"><text:soft-page-break/>public void setPricingService(PricingService pricingService) {</text:p>
      <text:p text:style-name="P51">this.pricingService = pricingService;</text:p>
      <text:p text:style-name="P51">}</text:p>
      <text:p text:style-name="P51">/**</text:p>
      <text:p text:style-name="P51">* Please call setPricingService() before invoking me. Thanks.</text:p>
      <text:p text:style-name="P51">*/</text:p>
      <text:p text:style-name="P51">public void process(Order order) {</text:p>
      <text:p text:style-name="P51">float price = pricingService.getDiscountedPrice(order)</text:p>
      <text:p text:style-name="P51">}</text:p>
      <text:p text:style-name="P51">}</text:p>
      <text:p text:style-name="P4"><text:span text:style-name="Source_20_Text"><text:span text:style-name="T93"/></text:span></text:p>
      <text:p text:style-name="P4"><text:span text:style-name="Source_20_Text"><text:span text:style-name="T17">That’s it. The getPricingService method magically changed into a setPricing- Service method, and we introduced an instance variable to hold the dependency.</text:span></text:span></text:p>
      <text:p text:style-name="P4"><text:span text:style-name="Source_20_Text"><text:span text:style-name="T17">Also, the process method no longer needs to ask for the dependency—it already has it readily available through the instance variable!</text:span></text:span></text:p>
      <text:p text:style-name="P4"><text:span text:style-name="Source_20_Text"><text:span text:style-name="T17">In case you were wondering how this change would affect our test code, </text:span></text:span><text:span text:style-name="Source_20_Text"><text:span text:style-name="T22">the below test code </text:span></text:span><text:span text:style-name="Source_20_Text"><text:span text:style-name="T17">shows that the moderately awkward overriding of getPricingService is no longer necessary, and configuring the object under test is much more straightforward.</text:span></text:span></text:p>
      <text:p text:style-name="P4"><text:span text:style-name="Source_20_Text"><text:span text:style-name="T17"/></text:span></text:p>
      <text:p text:style-name="P4"><text:span text:style-name="Source_20_Text"><text:span text:style-name="T79">public class OrderProcessorTest </text:span></text:span><text:span text:style-name="T104">{</text:span></text:p>
      <text:p text:style-name="P51">@Test</text:p>
      <text:p text:style-name="P51">public void testOrderProcessorWithDependencyInjection()</text:p>
      <text:p text:style-name="P51">throws Exception {</text:p>
      <text:p text:style-name="P51">OrderProcessor p = new OrderProcessor();</text:p>
      <text:p text:style-name="P51">p.setPricingService(new FakePricingService());</text:p>
      <text:p text:style-name="P51">...</text:p>
      <text:p text:style-name="P51">}</text:p>
      <text:p text:style-name="P51">}</text:p>
      <text:p text:style-name="P4"><text:span text:style-name="Source_20_Text"><text:span text:style-name="T69"/></text:span></text:p>
      <text:p text:style-name="P4"><text:span text:style-name="Source_20_Text"><text:span text:style-name="T17">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4"><text:span text:style-name="Source_20_Text"><text:span text:style-name="T17">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4"><text:span text:style-name="Source_20_Text"><text:span text:style-name="T17"/></text:span></text:p>
      <text:p text:style-name="P19"><text:span text:style-name="Source_20_Text"><text:span text:style-name="T45">Types of DI:</text:span></text:span></text:p>
      <text:p text:style-name="P19"><text:span text:style-name="Source_20_Text"><text:span text:style-name="T17">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4"><text:soft-page-break/><text:span text:style-name="Source_20_Text"><text:span text:style-name="T17">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4"><text:span text:style-name="Source_20_Text"><text:span text:style-name="T17">injection is in framework code, using the Reflection API to inject dependencies to arbitrary objects without requiring the application developer to write boilerplate code for dumb setter methods.</text:span></text:span></text:p>
      <text:p text:style-name="P4"><text:span text:style-name="Source_20_Text"><text:span text:style-name="T17">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4"><text:span text:style-name="Source_20_Text"><text:span text:style-name="T17">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4"><text:span text:style-name="Source_20_Text"><text:span text:style-name="T17"/></text:span></text:p>
      <text:h text:style-name="P68" text:outline-level="2"><text:span text:style-name="Source_20_Text"><text:span text:style-name="T99">UNIT-TESTING PATTERNS</text:span></text:span></text:h>
      <text:h text:style-name="Heading_20_3" text:outline-level="3"><text:span text:style-name="Source_20_Text"><text:span text:style-name="T106">ASSERTION PATTERNS</text:span></text:span></text:h>
      <text:p text:style-name="P4"><text:span text:style-name="Source_20_Text"><text:span text:style-name="T17">Assertions are the essence of our tests—after all, a test is not worth much if it doesn’t assert anything. The patterns we’re describing here are based on Gerard Meszaros’ excellent work at xunitpatterns.com.</text:span></text:span></text:p>
      <text:p text:style-name="P4"><text:span text:style-name="Source_20_Text"><text:span text:style-name="T17"/></text:span></text:p>
      <text:p text:style-name="P20"><text:span text:style-name="Source_20_Text"><text:span text:style-name="T46">Resulting State Assertion:</text:span></text:span></text:p>
      <text:p text:style-name="P20"><text:span text:style-name="Source_20_Text"><text:span text:style-name="T46"/></text:span></text:p>
      <text:p text:style-name="P20"><text:span text:style-name="Source_20_Text"><text:span text:style-name="T95">@Test</text:span></text:span></text:p>
      <text:p text:style-name="P51">public void sizeOfListReflectsItemsAddedToIt() throws Exception {</text:p>
      <text:p text:style-name="P51">List&lt;String&gt; list = new ArrayList&lt;String&gt;();</text:p>
      <text:p text:style-name="P51">list.add("something");</text:p>
      <text:p text:style-name="P51">assertEquals(1, list.size()); // state verification</text:p>
      <text:p text:style-name="P53">}</text:p>
      <text:p text:style-name="Standard"><text:span text:style-name="Source_20_Text"><text:span text:style-name="T17"/></text:span></text:p>
      <text:p text:style-name="P38"><text:span text:style-name="Source_20_Text"><text:span text:style-name="T23">Not going too much into it’s detail, the above is an example of this pattern, this is by default most basic and common pattern we often use.</text:span></text:span></text:p>
      <text:p text:style-name="P38"><text:span text:style-name="Source_20_Text"><text:span text:style-name="T23"/></text:span></text:p>
      <text:p text:style-name="P39"><text:span text:style-name="Source_20_Text"><text:span text:style-name="T47">Guard Assertion:</text:span></text:span></text:p>
      <text:p text:style-name="P39"><text:span text:style-name="Source_20_Text"><text:span text:style-name="T47"/></text:span></text:p>
      <text:p text:style-name="P39"><text:span text:style-name="Source_20_Text"><text:span text:style-name="T82">@Test</text:span></text:span></text:p>
      <text:p text:style-name="P51">public void listIsNoLongerEmptyAfterAddingAnItemToIt()</text:p>
      <text:p text:style-name="P51">throws Exception {</text:p>
      <text:p text:style-name="P51">List&lt;String&gt; list = new ArrayList&lt;String&gt;();</text:p>
      <text:p text:style-name="P51">assertTrue(list.isEmpty()); // guard assertion</text:p>
      <text:p text:style-name="P51">list.add("something");</text:p>
      <text:p text:style-name="P51">assertFalse(list.isEmpty()); // state verification</text:p>
      <text:p text:style-name="P57">}</text:p>
      <text:p text:style-name="P40"><text:soft-page-break/><text:span text:style-name="Source_20_Text"><text:span text:style-name="T23">Again, simple, assert something before the actual state and do another assert after test.</text:span></text:span></text:p>
      <text:p text:style-name="P40"><text:span text:style-name="Source_20_Text"><text:span text:style-name="T23"/></text:span></text:p>
      <text:p text:style-name="P40"><text:span text:style-name="Source_20_Text"><text:span text:style-name="T48">Delta Assertion:</text:span></text:span></text:p>
      <text:p text:style-name="P40"><text:span text:style-name="Source_20_Text"><text:span text:style-name="T23">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40"><text:span text:style-name="Source_20_Text"><text:span text:style-name="T23"/></text:span></text:p>
      <text:p text:style-name="P40"><text:span text:style-name="Source_20_Text"><text:span text:style-name="T83">public class TestAddingToArrayList</text:span></text:span><text:span text:style-name="Source_20_Text"><text:span text:style-name="T91"> </text:span></text:span><text:span text:style-name="T104">{</text:span></text:p>
      <text:p text:style-name="P51">private ArrayList&lt;String&gt; list;</text:p>
      <text:p text:style-name="P51">// setup method omitted for brevity</text:p>
      <text:p text:style-name="P51">@Test</text:p>
      <text:p text:style-name="P51">public void sizeOfListReflectsItemsAddedToIt() throws Exception {</text:p>
      <text:p text:style-name="P51">int sizeBefore = list.size(); // record the "before" state</text:p>
      <text:p text:style-name="P51">list.add("something");</text:p>
      <text:p text:style-name="P51">assertEquals(sizeBefore + 1, list.size());</text:p>
      <text:p text:style-name="P51">// delta verification</text:p>
      <text:p text:style-name="P51">}</text:p>
      <text:p text:style-name="P58">}</text:p>
      <text:p text:style-name="P40"><text:span text:style-name="Source_20_Text"><text:span text:style-name="T67"/></text:span></text:p>
      <text:p text:style-name="P41"><text:span text:style-name="Source_20_Text"><text:span text:style-name="T49">Custom Assertion:</text:span></text:span></text:p>
      <text:p text:style-name="P41"><text:span text:style-name="Source_20_Text"><text:span text:style-name="T23">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41"><text:span text:style-name="Source_20_Text"><text:span text:style-name="T49"/></text:span></text:p>
      <text:p text:style-name="P41"><text:span text:style-name="Source_20_Text"><text:span text:style-name="T84">public class TestMeetingCalendar </text:span></text:span><text:span text:style-name="T105">{</text:span></text:p>
      <text:p text:style-name="P51">@Test</text:p>
      <text:p text:style-name="P51">public void timeslotsAreOnWeekdays() throws Exception {</text:p>
      <text:p text:style-name="P51">MeetingCalendar calendar = new MeetingCalendar();</text:p>
      <text:p text:style-name="P51">// omitted: add appointments to calendar until</text:p>
      <text:p text:style-name="P51">// end of office hours next Friday</text:p>
      <text:p text:style-name="P51">Date time = calendar.nextAvailableStartingTime();</text:p>
      <text:p text:style-name="P51">assertIsDuringOfficeHoursOnWeekday(time);</text:p>
      <text:p text:style-name="P51">// encapsulate logic</text:p>
      <text:p text:style-name="P51">}</text:p>
      <text:p text:style-name="P51">private void assertIsDuringOfficeHoursOnWeekday(Date time) {</text:p>
      <text:p text:style-name="P51">// actual assertion logic omitted for brevity</text:p>
      <text:p text:style-name="P51">}</text:p>
      <text:p text:style-name="P59">}</text:p>
      <text:p text:style-name="P41"><text:span text:style-name="Source_20_Text"><text:span text:style-name="T72"/></text:span></text:p>
      <text:p text:style-name="P42"><text:span text:style-name="Source_20_Text"><text:span text:style-name="T49">Interaction Assertion:</text:span></text:span></text:p>
      <text:p text:style-name="P42"><text:span text:style-name="Source_20_Text"><text:span text:style-name="T23">Interaction Assertions are funny things, in that they don’t verify that our code produces the correct results. Instead, they verify that our code interacts with its collaborator objects as we expect it to.</text:span></text:span></text:p>
      <text:p text:style-name="P42"><text:span text:style-name="Source_20_Text"><text:span text:style-name="T23"/></text:span></text:p>
      <text:p text:style-name="P42"><text:span text:style-name="Source_20_Text"><text:span text:style-name="T84">public class TestExpectedInteractions </text:span></text:span><text:span text:style-name="T105">{</text:span></text:p>
      <text:p text:style-name="P51">private List&lt;Customer&gt; delivered;</text:p>
      <text:p text:style-name="P51">@Before</text:p>
      <text:p text:style-name="P51">public void setup() {</text:p>
      <text:p text:style-name="P51">delivered = new ArrayList&lt;Customer&gt;();</text:p>
      <text:p text:style-name="P60"><text:soft-page-break/>}</text:p>
      <text:p text:style-name="P42"><text:span text:style-name="Source_20_Text"><text:span text:style-name="T68"/></text:span></text:p>
      <text:p text:style-name="P42"><text:span text:style-name="Source_20_Text"><text:span text:style-name="T92">private class MockCustomer extends Customer </text:span></text:span><text:span text:style-name="T104">{</text:span></text:p>
      <text:p text:style-name="P51">@Override</text:p>
      <text:p text:style-name="P51">public void onPaperDelivery(DailyPaper paper) {</text:p>
      <text:p text:style-name="P51">delivered.add(this);</text:p>
      <text:p text:style-name="P51">}</text:p>
      <text:p text:style-name="P51">}</text:p>
      <text:p text:style-name="P51">@Test</text:p>
      <text:p text:style-name="P51">public void paperBoyShouldDeliverPapers() throws Exception {</text:p>
      <text:p text:style-name="P51">Customer david = new MockCustomer();</text:p>
      <text:p text:style-name="P51">Customer esther = new MockCustomer();</text:p>
      <text:p text:style-name="P51">PaperBoy paperboy = new PaperBoy();</text:p>
      <text:p text:style-name="P51">paperboy.addToRoute(david);</text:p>
      <text:p text:style-name="P51">paperboy.addToRoute(esther);</text:p>
      <text:p text:style-name="P51">paperboy.deliver(new DailyPaper());</text:p>
      <text:p text:style-name="P51">assertTrue(delivered.contains(david);</text:p>
      <text:p text:style-name="P51">assertTrue(delivered.contains(esther);</text:p>
      <text:p text:style-name="P51">}</text:p>
      <text:p text:style-name="P60">}</text:p>
      <text:p text:style-name="P40"><text:span text:style-name="Source_20_Text"><text:span text:style-name="T67"/></text:span></text:p>
      <text:p text:style-name="P40"><text:span text:style-name="Source_20_Text"><text:span text:style-name="T23">The implementation of the test double above is similar to how dynamic mock object libraries like EasyMock work internally.</text:span></text:span></text:p>
      <text:p text:style-name="P40"><text:span text:style-name="Source_20_Text"><text:span text:style-name="T23"/></text:span></text:p>
      <text:h text:style-name="Heading_20_3" text:outline-level="3"><text:span text:style-name="Source_20_Text"><text:span text:style-name="T106">FIXTURE PATTERNS</text:span></text:span></text:h>
      <text:p text:style-name="Standard"><text:span text:style-name="Source_20_Text"><text:span text:style-name="T23">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23">patterns over the years that help keep our fixtures in check.</text:span></text:span></text:p>
      <text:p text:style-name="Standard"><text:span text:style-name="Source_20_Text"><text:span text:style-name="T23">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23"/></text:span></text:p>
      <text:p text:style-name="P43"><text:span text:style-name="Source_20_Text"><text:span text:style-name="T50">Parameterized Creation Method:</text:span></text:span></text:p>
      <text:p text:style-name="P43"><text:span text:style-name="Source_20_Text"><text:span text:style-name="T23">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about populating those attributes— even though the vast majority of them are of no importance to the test at hand.</text:span></text:span></text:p>
      <text:p text:style-name="P43"><text:span text:style-name="Source_20_Text"><text:span text:style-name="T24"/></text:span></text:p>
      <text:p text:style-name="P43"><text:span text:style-name="Source_20_Text"><text:span text:style-name="T85">@Before</text:span></text:span></text:p>
      <text:p text:style-name="P51">public void setUp() throws Exception {</text:p>
      <text:p text:style-name="P51">alice = new Person();</text:p>
      <text:p text:style-name="P51">alice.setId(1L);</text:p>
      <text:p text:style-name="P51">alice.setFirstname("Alice");</text:p>
      <text:p text:style-name="P51">alice.setLastname("Adams");</text:p>
      <text:p text:style-name="P51">alice.setSsn("111111");</text:p>
      <text:p text:style-name="P51">billy = new Person();</text:p>
      <text:p text:style-name="P51">billy.setId(2L);</text:p>
      <text:p text:style-name="P51">billy.setFirstname("Billy");</text:p>
      <text:p text:style-name="P51"><text:soft-page-break/>billy.setLastname("Burke");</text:p>
      <text:p text:style-name="P51">billy.setSsn("222222");</text:p>
      <text:p text:style-name="P51">clark = new Person();</text:p>
      <text:p text:style-name="P51">clark.setId(3L);</text:p>
      <text:p text:style-name="P51">clark.setFirstname("Clark");</text:p>
      <text:p text:style-name="P51">clark.setLastname("Cable");</text:p>
      <text:p text:style-name="P51">clark.setSsn("333333");</text:p>
      <text:p text:style-name="P61">alice.isInLoveWith(billy);</text:p>
      <text:p text:style-name="P43"><text:span text:style-name="Source_20_Text"><text:span text:style-name="T85">}</text:span></text:span></text:p>
      <text:p text:style-name="P43"><text:span text:style-name="Source_20_Text"><text:span text:style-name="T73"/></text:span></text:p>
      <text:p text:style-name="P43"><text:span text:style-name="Source_20_Text"><text:span text:style-name="T23">The Parameterized Creation Method attacks this situation by hiding the nonimportant attributes from the setup by extracting the object creation into a separate creation method.</text:span></text:span></text:p>
      <text:p text:style-name="P43"><text:span text:style-name="Source_20_Text"><text:span text:style-name="T23"/></text:span></text:p>
      <text:p text:style-name="P43"><text:span text:style-name="Source_20_Text"><text:span text:style-name="T85">public class ParameterizedCreationMethodExample </text:span></text:span><text:span text:style-name="T104">{</text:span></text:p>
      <text:p text:style-name="P51">private Person alice, billy, clark;</text:p>
      <text:p text:style-name="P51">@Before</text:p>
      <text:p text:style-name="P51">public void setUp() throws Exception {</text:p>
      <text:p text:style-name="P51">clark = createPerson("Clark", "Cable");</text:p>
      <text:p text:style-name="P51">billy = createPerson("Billy", "Burke");</text:p>
      <text:p text:style-name="P61">alice = createPerson("Alice", "Adams");</text:p>
      <text:p text:style-name="P43"><text:span text:style-name="Source_20_Text"><text:span text:style-name="T73"/></text:span></text:p>
      <text:p text:style-name="P43"><text:span text:style-name="Source_20_Text"><text:span text:style-name="T96">alice.isInLoveWith(billy);</text:span></text:span></text:p>
      <text:p text:style-name="P44">}</text:p>
      <text:p text:style-name="P51">private Person createPerson(String firstName, String lastName) {</text:p>
      <text:p text:style-name="P51">Person person = new Person();</text:p>
      <text:p text:style-name="P51">person.setFirstname(firstName);</text:p>
      <text:p text:style-name="P51">person.setLastname(lastName);</text:p>
      <text:p text:style-name="P51">person.setId(UniqueNumber.next());</text:p>
      <text:p text:style-name="P51">person.setSsn(String.valueOf(UniqueNumber.next()));</text:p>
      <text:p text:style-name="P51">return person;</text:p>
      <text:p text:style-name="P51">}</text:p>
      <text:p text:style-name="P51">@Test</text:p>
      <text:p text:style-name="P51">public void aliceShouldAcceptWhenProposedToByBilly()</text:p>
      <text:p text:style-name="P51">throws Exception {</text:p>
      <text:p text:style-name="P51">billy.proposeTo(alice);</text:p>
      <text:p text:style-name="P51">assertTrue(alice.isEngagedWith(billy));</text:p>
      <text:p text:style-name="P51">}</text:p>
      <text:p text:style-name="P61">}</text:p>
      <text:p text:style-name="P43"><text:span text:style-name="Source_20_Text"><text:span text:style-name="T73"/></text:span></text:p>
      <text:p text:style-name="P43"><text:span text:style-name="Source_20_Text"><text:span text:style-name="T23">we can see how the Parameterized Creation Method leaves only the important attributes visible in the setup method and hides the nonimportant ones behind the creation method. The result is that we have no duplication in how we instantiate and populate the Person objects for our fixture, and we can immediately see what’s happening in the setup because we don’t have to wade through three times as much code.</text:span></text:span></text:p>
      <text:p text:style-name="P40"><text:span text:style-name="Source_20_Text"><text:span text:style-name="T23"/></text:span></text:p>
      <text:p text:style-name="P45"><text:span text:style-name="Source_20_Text"><text:span text:style-name="T25">There are 2 other patterns like Object Mother and Automated teardown, but they are not with any examples and hence it’s not easy to understand them, so not documenting them here.</text:span></text:span></text:p>
      <text:p text:style-name="P45"><text:span text:style-name="Source_20_Text"><text:span text:style-name="T25"/></text:span></text:p>
      <text:p text:style-name="P45"><text:span text:style-name="Source_20_Text"><text:span text:style-name="T25"/></text:span></text:p>
      <text:p text:style-name="P38"><text:span text:style-name="Source_20_Text"><text:span text:style-name="T23"/></text:span></text:p>
      <text:p text:style-name="Standard"><text:span text:style-name="Source_20_Text"><text:span text:style-name="T23"/></text:span></text:p>
      <text:p text:style-name="P4"><text:span text:style-name="Source_20_Text"><text:span text:style-name="T23"/></text:span></text:p>
      <text:h text:style-name="Heading_20_3" text:outline-level="3"><text:soft-page-break/><text:span text:style-name="Source_20_Text"><text:span text:style-name="T99">TEST PATTERNS</text:span></text:span></text:h>
      <text:p text:style-name="Standard"><text:span text:style-name="Source_20_Text"><text:span text:style-name="T25">These patterns are a miscellaneous bunch of workarounds to make the untestable testable and handy tricks for using Java syntax to create compact, nicely structured tests.</text:span></text:span></text:p>
      <text:p text:style-name="Standard"><text:span text:style-name="Source_20_Text"><text:span text:style-name="T25"/></text:span></text:p>
      <text:p text:style-name="P46"><text:span text:style-name="Source_20_Text"><text:span text:style-name="T51">Parameterized Test:</text:span></text:span></text:p>
      <text:p text:style-name="P46"><text:span text:style-name="Source_20_Text"><text:span text:style-name="T25">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6"><text:span text:style-name="Source_20_Text"><text:span text:style-name="T25">Fortunately, the necessary plumbing is already built into JUnit 4, so adopting the Parameterized Test pattern is simply a matter of annotating our test class properly.</text:span></text:span></text:p>
      <text:p text:style-name="P46"><text:span text:style-name="Source_20_Text"><text:span text:style-name="T25"/></text:span></text:p>
      <text:p text:style-name="P46"><text:span text:style-name="Source_20_Text"><text:span text:style-name="T86">import org.junit.runner.RunWith;</text:span></text:span></text:p>
      <text:p text:style-name="P65">import org.junit.runners.Parameterized;</text:p>
      <text:p text:style-name="P66">import org.junit.runners.Parameterized.Parameters;</text:p>
      <text:p text:style-name="P46"><text:span text:style-name="Source_20_Text"><text:span text:style-name="T86">@RunWith(Parameterized.class)</text:span></text:span></text:p>
      <text:p text:style-name="P65">public class ParameterizedTest {</text:p>
      <text:p text:style-name="P65">@Parameters</text:p>
      <text:p text:style-name="P65">public static Collection&lt;Object[]&gt; parameters() {</text:p>
      <text:p text:style-name="P65">Object[][] data = new Object[][] {</text:p>
      <text:p text:style-name="P65">{ 0, 0, 0 }, { 1, 1, 0 },</text:p>
      <text:p text:style-name="P65">{ 2, 1, 1 }, { 3, 2, 1 },</text:p>
      <text:p text:style-name="P65">{ 4, 3, 1 }, { 5, 5, 0 },</text:p>
      <text:p text:style-name="P65">{ 6, 8, -2 } };</text:p>
      <text:p text:style-name="P65">return Arrays.asList(data);</text:p>
      <text:p text:style-name="P65">}</text:p>
      <text:p text:style-name="P65">public int expected, input1, input2;</text:p>
      <text:p text:style-name="P65">public ParameterizedTest(int expected, int input1,</text:p>
      <text:p text:style-name="P65">int input2) {</text:p>
      <text:p text:style-name="P65">this.expected = expected;</text:p>
      <text:p text:style-name="P65">this.input1 = input1;</text:p>
      <text:p text:style-name="P65">this.input2 = input2;</text:p>
      <text:p text:style-name="P66">}</text:p>
      <text:p text:style-name="P46"><text:span text:style-name="Source_20_Text"><text:span text:style-name="T86">@Test</text:span></text:span></text:p>
      <text:p text:style-name="P66">public void executeParameterizedTest() throws Exception {</text:p>
      <text:p text:style-name="P46"><text:span text:style-name="Source_20_Text"><text:span text:style-name="T86">assertEquals(expected, new Calculator().add(input1,</text:span></text:span></text:p>
      <text:p text:style-name="P65">input2));</text:p>
      <text:p text:style-name="P65">}</text:p>
      <text:p text:style-name="P66">}</text:p>
      <text:p text:style-name="P46"><text:span text:style-name="Source_20_Text"><text:span text:style-name="T51"/></text:span></text:p>
      <text:p text:style-name="P46"><text:span text:style-name="Source_20_Text"><text:span text:style-name="T25">The Parameterized Test </text:span></text:span><text:span text:style-name="Source_20_Text"><text:span text:style-name="T26">above</text:span></text:span><text:span text:style-name="Source_20_Text"><text:span text:style-name="T25"> builds up from three parts. First of all, we provide JUnit with the parameterized data through a static method annotated with @Parameters. The method returns a Collection 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46"><text:span text:style-name="Source_20_Text"><text:span text:style-name="T65">Indeed, perhaps the most compelling use case for the Parameterized Test</text:span></text:span></text:p>
      <text:p text:style-name="P46"><text:soft-page-break/><text:span text:style-name="Source_20_Text"><text:span text:style-name="T25">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6"><text:span text:style-name="Source_20_Text"><text:span text:style-name="T25"/></text:span></text:p>
      <text:p text:style-name="P47"><text:span text:style-name="Source_20_Text"><text:span text:style-name="T52">Self-Shunt:</text:span></text:span></text:p>
      <text:p text:style-name="P47"><text:span text:style-name="Source_20_Text"><text:span text:style-name="T25">Self-Shunt, which is kind of a test double-except that it’s our test class. Yes, you got that right. The Self-Shunt pattern, first documented by Michael Feathers, is one where the test class instance acts as a test double in its own tests.</text:span></text:span></text:p>
      <text:p text:style-name="P47"><text:span text:style-name="Source_20_Text"><text:span text:style-name="T27"/></text:span></text:p>
      <text:p text:style-name="P47"><text:span text:style-name="Source_20_Text"><text:span text:style-name="T87">public class SelfShuntExample implements PricingService </text:span></text:span><text:span text:style-name="T104">{</text:span></text:p>
      <text:p text:style-name="P47"><text:span text:style-name="Source_20_Text"><text:span text:style-name="T87">@Override</text:span></text:span></text:p>
      <text:p text:style-name="P51">public float getDiscountPercentage(Customer c, Product p) {</text:p>
      <text:p text:style-name="P51">return 10.0f;</text:p>
      <text:p text:style-name="P51">}</text:p>
      <text:p text:style-name="P51">@Test</text:p>
      <text:p text:style-name="P51">public void testOrderProcessorWithMockObject() throws Exception {</text:p>
      <text:p text:style-name="P51">// some setup omitted for brevity...</text:p>
      <text:p text:style-name="P51">OrderProcessor processor = new OrderProcessor();</text:p>
      <text:p text:style-name="P51">processor.setPricingService(this);</text:p>
      <text:p text:style-name="P51">processor.process(new Order(customer, product));</text:p>
      <text:p text:style-name="P51">assertEquals(expectedBalance, customer.getBalance(),</text:p>
      <text:p text:style-name="P51">0.001f);</text:p>
      <text:p text:style-name="P51">}</text:p>
      <text:p text:style-name="P62">}</text:p>
      <text:p text:style-name="P47"><text:span text:style-name="Source_20_Text"><text:span text:style-name="T74"/></text:span></text:p>
      <text:p text:style-name="P47"><text:span text:style-name="Source_20_Text"><text:span text:style-name="T27"/></text:span></text:p>
      <text:p text:style-name="P48"><text:span text:style-name="Source_20_Text"><text:span text:style-name="T53">Extra Constructor:</text:span></text:span></text:p>
      <text:p text:style-name="P48"><text:span text:style-name="Source_20_Text"><text:span text:style-name="T25">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4"><text:span text:style-name="Source_20_Text"><text:span text:style-name="T25">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4"><text:span text:style-name="Source_20_Text"><text:span text:style-name="T25">The basic idea is that because we cannot substitute the dependencies from the outside, we need to do it from the inside. Thus, we add a new constructor to the class we want to test—one that takes as arguments the dependencies we’d like to substitute. This new constructor can then first delegate to the real constructor and subsequently store the passed-in test-double implementations in place of the real dependencies.</text:span></text:span></text:p>
      <text:p text:style-name="P48"><text:span text:style-name="Source_20_Text"><text:span text:style-name="T25"/></text:span></text:p>
      <text:p text:style-name="P48"><text:span text:style-name="Source_20_Text"><text:span text:style-name="T94">public class LogFileMerge </text:span></text:span><text:span text:style-name="T104">{</text:span></text:p>
      <text:p text:style-name="P51">private URL logFileA, logFileB;</text:p>
      <text:p text:style-name="P51">public LogFileMerge() {</text:p>
      <text:p text:style-name="P51">this(new URL("http://server1/system.log"),</text:p>
      <text:p text:style-name="P51">new URL("http://server2/system.log"));</text:p>
      <text:p text:style-name="P51">}</text:p>
      <text:p text:style-name="P51"><text:soft-page-break/>LogFileMerge(URL a, URL b) {</text:p>
      <text:p text:style-name="P51">this.logFileA = a;</text:p>
      <text:p text:style-name="P51">this.logFileB = b;</text:p>
      <text:p text:style-name="P51">}</text:p>
      <text:p text:style-name="P51">...</text:p>
      <text:p text:style-name="P63">}</text:p>
      <text:p text:style-name="P48"><text:span text:style-name="Source_20_Text"><text:span text:style-name="T4"/></text:span></text:p>
      <text:p text:style-name="P48"><text:span text:style-name="Source_20_Text"><text:span text:style-name="T25">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4"><text:span text:style-name="Source_20_Text"><text:span text:style-name="T25">files on those two servers contain what we expect them to contain is hardly an easy thing to do.</text:span></text:span></text:p>
      <text:p text:style-name="P4"><text:span text:style-name="Source_20_Text"><text:span text:style-name="T25">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4"><text:span text:style-name="Source_20_Text"><text:span text:style-name="T25">Again, this pattern is mostly used for working around the bad design of code that hasn’t been test-driven.</text:span></text:span></text:p>
      <text:p text:style-name="P4"><text:span text:style-name="Source_20_Text"><text:span text:style-name="T25"/></text:span></text:p>
      <text:p text:style-name="P21"><text:span text:style-name="Source_20_Text"><text:span text:style-name="T54"/></text:span></text:p>
      <text:p text:style-name="P21"><text:span text:style-name="Source_20_Text"><text:span text:style-name="T54">Test-Specific Subclass:</text:span></text:span></text:p>
      <text:p text:style-name="P21"><text:span text:style-name="Source_20_Text"><text:span text:style-name="T25">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21"><text:span text:style-name="Source_20_Text"><text:span text:style-name="T25">That facility combines in one class everything related to credit-card transactions and is developed by another team within our company.</text:span></text:span></text:p>
      <text:p text:style-name="P4"><text:span text:style-name="Source_20_Text"><text:span text:style-name="T25">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21"><text:span text:style-name="Source_20_Text"><text:span text:style-name="T28"/></text:span></text:p>
      <text:p text:style-name="P21"><text:span text:style-name="Source_20_Text"><text:span text:style-name="T88">public class CreditCardProcessing </text:span></text:span><text:span text:style-name="T104">{</text:span></text:p>
      <text:p text:style-name="P51">public boolean isValid(String cardnumber) {</text:p>
      <text:p text:style-name="P51">return validationCodeMatches(cardnumber)</text:p>
      <text:p text:style-name="P51">&amp;&amp; cardIsActive(cardnumber);</text:p>
      <text:p text:style-name="P51">}</text:p>
      <text:p text:style-name="P51">protected boolean validationCodeMatches(String cardnumber) {</text:p>
      <text:p text:style-name="P51">// validation logic omitted for brevity...</text:p>
      <text:p text:style-name="P51">}</text:p>
      <text:p text:style-name="P51">protected boolean cardIsActive(String cardnumber) {</text:p>
      <text:p text:style-name="P51">// access to merchant system's web service</text:p>
      <text:p text:style-name="P51">// omitted for brevity...</text:p>
      <text:p text:style-name="P51">}</text:p>
      <text:p text:style-name="P54">}</text:p>
      <text:p text:style-name="P21"><text:span text:style-name="Source_20_Text"><text:span text:style-name="T75"/></text:span></text:p>
      <text:p text:style-name="P21"><text:span text:style-name="Source_20_Text"><text:span text:style-name="T66">A</text:span></text:span><text:span text:style-name="Source_20_Text"><text:span text:style-name="T25">lso, for the sake of the example, let’s assume that modifying the class is out of the question due to corporate politics and code </text:span></text:span><text:soft-page-break/><text:span text:style-name="Source_20_Text"><text:span text:style-name="T25">ownership. What can we do? Is there a way to handle this situation other than to copy-paste the validation code somewhere else, creating loads and loads of duplication?</text:span></text:span></text:p>
      <text:p text:style-name="P4"><text:span text:style-name="Source_20_Text"><text:span text:style-name="T25">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4"><text:span text:style-name="Source_20_Text"><text:span text:style-name="T25">effectively be testing our code with a partially stubbed version of the credit-card processing facility—which is OK as long as our functionality does not need to make a difference between why a given card is considered invalid.</text:span></text:span></text:p>
      <text:p text:style-name="P4"><text:span text:style-name="Source_20_Text"><text:span text:style-name="T25">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4"><text:span text:style-name="Source_20_Text"><text:span text:style-name="T25">the pattern is mostly useful where not all code we write is TDD’d and beautiful but rather ugly legacy code.</text:span></text:span></text:p>
      <text:p text:style-name="P48"><text:span text:style-name="Source_20_Text"><text:span text:style-name="T25"/></text:span></text:p>
      <text:p text:style-name="P49"><text:span text:style-name="Source_20_Text"><text:span text:style-name="T29">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49"><text:span text:style-name="Source_20_Text"><text:span text:style-name="T29"/></text:span></text:p>
      <text:p text:style-name="P49"><text:span text:style-name="Source_20_Text"><text:span text:style-name="T29"/></text:span></text:p>
      <text:h text:style-name="P68" text:outline-level="2"><text:span text:style-name="Source_20_Text"><text:span text:style-name="T99">TDD WITH SPRING </text:span></text:span><text:span text:style-name="Source_20_Text"><text:span text:style-name="T100">CONTROLLERS</text:span></text:span></text:h>
      <text:p text:style-name="Standard"><text:span text:style-name="Source_20_Text"><text:span text:style-name="T55"/></text:span></text:p>
      <text:p text:style-name="P4"><text:span text:style-name="Source_20_Text"><text:span text:style-name="T25">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55"/></text:span></text:p>
      <text:p text:style-name="P4"><text:span text:style-name="Source_20_Text"><text:span text:style-name="T89">public class SampleController implements Controller </text:span></text:span><text:span text:style-name="T105">{</text:span></text:p>
      <text:p text:style-name="P65">protected ModelAndView handleRequest(HttpServletRequest request,</text:p>
      <text:p text:style-name="P64">HttpServletResponse response)</text:p>
      <text:p text:style-name="P4"><text:span text:style-name="Source_20_Text"><text:span text:style-name="T89">throws Exception </text:span></text:span><text:span text:style-name="T105">{</text:span></text:p>
      <text:p text:style-name="P65">return new ModelAndView("viewname");</text:p>
      <text:p text:style-name="P65">}</text:p>
      <text:p text:style-name="P64">}</text:p>
      <text:p text:style-name="Standard"><text:span text:style-name="Source_20_Text"><text:span text:style-name="T76"/></text:span></text:p>
      <text:p text:style-name="P4"><text:span text:style-name="Source_20_Text"><text:span text:style-name="T25">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4"><text:span text:style-name="Source_20_Text"><text:span text:style-name="T25">will be mapped to handle specific URLs using an external configuration file so there’s no need to dispatch between several </text:span></text:span><text:soft-page-break/><text:span text:style-name="Source_20_Text"><text:span text:style-name="T25">logical actions. The incoming request object is our gateway to all the data we need for doing whatever our SampleController</text:span></text:span></text:p>
      <text:p text:style-name="P4"><text:span text:style-name="Source_20_Text"><text:span text:style-name="T25">needs to do, and the ModelAndView object we return tells Spring MVC which view to render for the response.</text:span></text:span></text:p>
      <text:p text:style-name="P4"><text:span text:style-name="Source_20_Text"><text:span text:style-name="T25"/></text:span></text:p>
      <text:p text:style-name="P4"><text:span text:style-name="Source_20_Text"><text:span text:style-name="T25">Let’s see what kind of a test we might write if we were to implement the same functionality as with our LoginServlet, only this time using a Spring MVC Controller class. Again, when someone attempts to log in with an incorrect password, we want our controller to send us to the “wrong password” page. To do this with Spring MVC, it means having the controller’s handleRequest method return a ModelAndView object for a view named “wrongpassword”.</text:span></text:span></text:p>
      <text:p text:style-name="P4"><text:span text:style-name="Source_20_Text"><text:span text:style-name="T25"/></text:span></text:p>
      <text:p text:style-name="P4"><text:span text:style-name="Source_20_Text"><text:span text:style-name="T90">public class TestLoginController </text:span></text:span><text:span text:style-name="T104">{</text:span></text:p>
      <text:p text:style-name="P51">@Test</text:p>
      <text:p text:style-name="P51">public void wrongPasswordShouldRedirectToErrorPage()</text:p>
      <text:p text:style-name="P51">throws Exception {</text:p>
      <text:p text:style-name="P51">MockHttpServletRequest request =</text:p>
      <text:p text:style-name="P51">new MockHttpServletRequest();</text:p>
      <text:p text:style-name="P51">request.addParameter("j_username", "nosuchusername");</text:p>
      <text:p text:style-name="P51">request.addParameter("j_password", "nosuchpassword");</text:p>
      <text:p text:style-name="P51">MockHttpServletResponse response =</text:p>
      <text:p text:style-name="P51">new MockHttpServletResponse();</text:p>
      <text:p text:style-name="P51">Controller c = new LoginController();</text:p>
      <text:p text:style-name="P51">ModelAndView v = c.handleRequest(request, response);</text:p>
      <text:p text:style-name="P51">assertEquals("wrongpassword", v.getViewName());</text:p>
      <text:p text:style-name="P51">}</text:p>
      <text:p text:style-name="P4"><text:span text:style-name="Source_20_Text"><text:span text:style-name="T90">}</text:span></text:span></text:p>
      <text:p text:style-name="P4"><text:span text:style-name="Source_20_Text"><text:span text:style-name="T77"/></text:span></text:p>
      <text:p text:style-name="P4"><text:span text:style-name="Source_20_Text"><text:span text:style-name="T25">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4"><text:span text:style-name="Source_20_Text"><text:span text:style-name="T25">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4"><text:span text:style-name="Source_20_Text"><text:span text:style-name="T25">view should need for rendering itself plus the name of the view. The remainder of the Spring MVC framework then takes care of mapping and rendering the named view—whatever technology it is implemented with—using the data received within the ModelAndView object.</text:span></text:span></text:p>
      <text:p text:style-name="P4"><text:span text:style-name="Source_20_Text"><text:span text:style-name="T25">So, where are we now? We’ve got a test, and once we’ve created the missing LoginController class, we can run it and see the familiar red bar telling us we’ve got work to do.</text:span></text:span></text:p>
      <text:p text:style-name="P4"><text:span text:style-name="Source_20_Text"><text:span text:style-name="T25"/></text:span></text:p>
      <text:p text:style-name="P22"><text:span text:style-name="Source_20_Text"><text:span text:style-name="T25">The test in listing 5.12 happens to pass with almost the same one-liner implementation we saw for the SampleController in listing 5.11—we just need a different hard-coded view name, as illustrated in listing 5.13.</text:span></text:span></text:p>
      <text:p text:style-name="P4"><text:soft-page-break/><text:span text:style-name="Source_20_Text"><text:span text:style-name="T25"/></text:span></text:p>
      <text:p text:style-name="P4"><text:span text:style-name="Source_20_Text"><text:span text:style-name="T90">import javax.servlet.http.*;</text:span></text:span></text:p>
      <text:p text:style-name="P51">import org.springframework.web.servlet.ModelAndView;</text:p>
      <text:p text:style-name="P51">import org.springframework.web.servlet.mvc.Controller;</text:p>
      <text:p text:style-name="P51">public class LoginController implements Controller {</text:p>
      <text:p text:style-name="P51">public ModelAndView handleRequest(HttpServletRequest request,</text:p>
      <text:p text:style-name="P51">HttpServletResponse response)</text:p>
      <text:p text:style-name="P51">throws Exception {</text:p>
      <text:p text:style-name="P51">return new ModelAndView("wrongpassword");</text:p>
      <text:p text:style-name="P51">}</text:p>
      <text:p text:style-name="P51">}</text:p>
      <text:p text:style-name="P4"><text:span text:style-name="Source_20_Text"><text:span text:style-name="T25"/></text:span></text:p>
      <text:p text:style-name="P4"><text:span text:style-name="Source_20_Text"><text:span text:style-name="T25">That wasn’t much of a task (not that it would’ve been with the LoginServlet either). Run tests. Green. Great, what’s next?</text:span></text:span></text:p>
      <text:p text:style-name="P4"><text:span text:style-name="Source_20_Text"><text:span text:style-name="T25"/></text:span></text:p>
      <text:p text:style-name="P4"><text:span text:style-name="Source_20_Text"><text:span text:style-name="T25">Perhaps the biggest advantage of Spring’s controllers over plain Servlets from testability’s point of view is how we manage the dependencies for controllers. To demonstrate this, let’s write a test for a successful login.</text:span></text:span></text:p>
      <text:p text:style-name="P4"><text:span text:style-name="Source_20_Text"><text:span text:style-name="T25">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4"><text:span text:style-name="Source_20_Text"><text:span text:style-name="T25">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4"><text:span text:style-name="Source_20_Text"><text:span text:style-name="T25">In the test, we pass a test double for the real AuthenticationService to the LoginController. In production, Spring will inject a real implementation based on the previous configuration file.</text:span></text:span></text:p>
      <text:p text:style-name="P4"><text:span text:style-name="Source_20_Text"><text:span text:style-name="T25"/></text:span></text:p>
      <text:p text:style-name="P4"><draw:frame draw:style-name="fr1" draw:name="Image1" text:anchor-type="paragraph" svg:width="17cm" svg:height="7.743cm" draw:z-index="0"><draw:image xlink:href="Pictures/1000020100000778000003C0D8635A0DB12AACC0.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P4"><text:soft-page-break/><text:span text:style-name="Source_20_Text"><text:span text:style-name="T25">Listing 5.14 demonstrates how our test for the valid login looks much like the one we wrote for the LoginServlet.</text:span></text:span></text:p>
      <text:p text:style-name="Standard"><text:span text:style-name="Source_20_Text"><text:span text:style-name="T25"/></text:span></text:p>
      <text:p text:style-name="P4"><text:span text:style-name="Source_20_Text"><text:span text:style-name="T90">private static final String CORRECT_PASSWORD = "correctpassword";</text:span></text:span></text:p>
      <text:p text:style-name="P51">private static final String VALID_USERNAME = "validuser";</text:p>
      <text:p text:style-name="P51">...</text:p>
      <text:p text:style-name="P51">@Test</text:p>
      <text:p text:style-name="P51">public void validLoginForwardsToFrontPage() throws Exception {</text:p>
      <text:p text:style-name="P51">MockHttpServletRequest request = new MockHttpServletRequest();</text:p>
      <text:p text:style-name="P51">request.setMethod("GET");</text:p>
      <text:p text:style-name="P51">request.addParameter("j_username", VALID_USERNAME);</text:p>
      <text:p text:style-name="P51">request.addParameter("j_password", CORRECT_PASSWORD);</text:p>
      <text:p text:style-name="P51">MockHttpServletResponse response =</text:p>
      <text:p text:style-name="P51">new MockHttpServletResponse();</text:p>
      <text:p text:style-name="P51">FakeAuthenticationService mock =</text:p>
      <text:p text:style-name="P51">new FakeAuthenticationService();</text:p>
      <text:p text:style-name="P51">mock.addUser(VALID_USERNAME, CORRECT_PASSWORD);</text:p>
      <text:p text:style-name="P51">LoginController c = new LoginController();</text:p>
      <text:p text:style-name="P51">c.setAuthenticationService(mock);</text:p>
      <text:p text:style-name="P51">ModelAndView v = c.handleRequest(request, response);</text:p>
      <text:p text:style-name="P51">assertEquals("frontpage", v.getViewName());</text:p>
      <text:p text:style-name="P50">}</text:p>
      <text:p text:style-name="Standard"><text:span text:style-name="Source_20_Text"><text:span text:style-name="T77"/></text:span></text:p>
      <text:p text:style-name="P4"><text:span text:style-name="Source_20_Text"><text:span text:style-name="T25">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4"><text:span text:style-name="Source_20_Text"><text:span text:style-name="T25">Spring gives us one out of the box—we can add a setter, and we know that the rest is configuration.</text:span></text:span></text:p>
      <text:p text:style-name="P4"><text:span text:style-name="Source_20_Text"><text:span text:style-name="T25">Before wrapping up this topic, let’s quickly see how we could make the tests pass again. Listing 5.15 shows the full controller implementation.</text:span></text:span></text:p>
      <text:p text:style-name="Standard"><text:span text:style-name="Source_20_Text"><text:span text:style-name="T25"/></text:span></text:p>
      <text:p text:style-name="P4"><text:span text:style-name="Source_20_Text"><text:span text:style-name="T90">public class LoginController implements Controller </text:span></text:span><text:span text:style-name="T104">{</text:span></text:p>
      <text:p text:style-name="P51">private AuthenticationService authenticator;</text:p>
      <text:p text:style-name="P51">public void</text:p>
      <text:p text:style-name="P51">setAuthenticationService(AuthenticationService authService) {</text:p>
      <text:p text:style-name="P51">this.authenticator = authService;</text:p>
      <text:p text:style-name="P51">}</text:p>
      <text:p text:style-name="P51">public ModelAndView handleRequest(HttpServletRequest request,</text:p>
      <text:p text:style-name="P50">HttpServletResponse response) throws Exception {</text:p>
      <text:p text:style-name="Standard"><text:span text:style-name="Source_20_Text"><text:span text:style-name="T77"/></text:span></text:p>
      <text:p text:style-name="P4"><text:span text:style-name="Source_20_Text"><text:span text:style-name="T90">String user = request.getParameter("j_username");</text:span></text:span></text:p>
      <text:p text:style-name="P51">String pass = request.getParameter("j_password");</text:p>
      <text:p text:style-name="P51">if (authenticator.isValidLogin(user, pass)) {</text:p>
      <text:p text:style-name="P51">return new ModelAndView("frontpage");</text:p>
      <text:p text:style-name="P51">}</text:p>
      <text:p text:style-name="P51">return new ModelAndView("wrongpassword");</text:p>
      <text:p text:style-name="P51">}</text:p>
      <text:p text:style-name="P50">}</text:p>
      <text:p text:style-name="Standard"><text:span text:style-name="Source_20_Text"><text:span text:style-name="T77"/></text:span></text:p>
      <text:p text:style-name="P4"><text:span text:style-name="Source_20_Text"><text:span text:style-name="T25">Nothing fancy there. Running our tests, we again realize that the valid login test passes but that our first test now fails because the test didn’t inject an AuthenticationService implementation for it. The test is broken, so we need to fix it by moving the common </text:span></text:span><text:soft-page-break/><text:span text:style-name="Source_20_Text"><text:span text:style-name="T25">setup into instance variables being set up in a @Before method. Although we’re not going to look at the result of that cleanup, if you’re following along, by all means try it and see how it works out and how much cleaner your code becomes.</text:span></text:span></text:p>
      <text:p text:style-name="P4"><text:span text:style-name="Source_20_Text"><text:span text:style-name="T25">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4"><text:span text:style-name="Source_20_Text"><text:span text:style-name="T25">Now that we have seen how test-driving MVC controllers is possible without bending over backward, let’s move on to tackling the “V” next.</text:span></text:span></text:p>
      <text:p text:style-name="P23"><text:span text:style-name="Source_20_Text"><text:span text:style-name="T30">Not going into the view example though – it is on tdd’ing jsp and velocity.</text:span></text:span></text:p>
      <text:p text:style-name="P23"><text:span text:style-name="Source_20_Text"><text:span text:style-name="T30"/></text:span></text:p>
      <text:p text:style-name="P23"><text:span text:style-name="Source_20_Text"><text:span text:style-name="T30"/></text:span></text:p>
      <text:p text:style-name="P24"><text:span text:style-name="Source_20_Text"><text:span text:style-name="T56">Another example for TDD with Spring (Boot):</text:span></text:span></text:p>
      <text:p text:style-name="P24"><text:span text:style-name="Source_20_Text"><text:span text:style-name="T31">https://medium.com/@sheikarbaz5/spring-boot-with-tdd-test-driven-development-part-i-be1b90da51e</text:span></text:span></text:p>
      <text:p text:style-name="P4"><text:a xlink:type="simple" xlink:href="https://spring.io/guides/gs/testing-web/" text:style-name="Internet_20_link" text:visited-style-name="Visited_20_Internet_20_Link"><text:span text:style-name="Source_20_Text"><text:span text:style-name="T25">https://spring.io/guides/gs/testing-web/</text:span></text:span></text:a></text:p>
      <text:p text:style-name="P4"><text:a xlink:type="simple" xlink:href="https://reflectoring.io/unit-testing-spring-boot/" text:style-name="Internet_20_link" text:visited-style-name="Visited_20_Internet_20_Link"><text:span text:style-name="Source_20_Text"><text:span text:style-name="T25">https://reflectoring.io/unit-testing-spring-boot/</text:span></text:span></text:a></text:p>
      <text:p text:style-name="P4"><text:span text:style-name="Source_20_Text"><text:span text:style-name="T25"/></text:span></text:p>
      <text:p text:style-name="P4"><text:span text:style-name="Source_20_Text"><text:span text:style-name="T25"/></text:span></text:p>
      <text:p text:style-name="P4"><text:span text:style-name="Source_20_Text"><text:span text:style-name="T25">I personally subscribe to Michael Feathers’ definition for unit tests,1 which says that a test is not a unit test if:</text:span></text:span></text:p>
      <text:p text:style-name="P25"><text:span text:style-name="Source_20_Text"><text:span text:style-name="T25">■ It talks to the database.</text:span></text:span></text:p>
      <text:p text:style-name="P4"><text:span text:style-name="Source_20_Text"><text:span text:style-name="T25">■ It communicates across the network.</text:span></text:span></text:p>
      <text:p text:style-name="P4"><text:span text:style-name="Source_20_Text"><text:span text:style-name="T25">■ It touches the file system.</text:span></text:span></text:p>
      <text:p text:style-name="P4"><text:span text:style-name="Source_20_Text"><text:span text:style-name="T25">■ It can’t run at the same time as any of your other unit tests.</text:span></text:span></text:p>
      <text:p text:style-name="P4"><text:span text:style-name="Source_20_Text"><text:span text:style-name="T25">■ You have to do special things to your environment to run it.</text:span></text:span></text:p>
      <text:p text:style-name="P4"><text:span text:style-name="Source_20_Text"><text:span text:style-name="T25"/></text:span></text:p>
      <text:p text:style-name="P4"><text:span text:style-name="Source_20_Text"><text:span text:style-name="T25"/></text:span></text:p>
      <text:h text:style-name="P68" text:outline-level="2"><text:span text:style-name="Source_20_Text"><text:span text:style-name="T99">INTEGRATION TESTS</text:span></text:span></text:h>
      <text:p text:style-name="P4"><text:span text:style-name="Source_20_Text"><text:span text:style-name="T30">Integration tests for data-access code are tests that connect the code under test into a database. </text:span></text:span></text:p>
      <text:p text:style-name="P4"><text:span text:style-name="Source_20_Text"><text:span text:style-name="T30">In other words, we’re testing the end-to-end integration of our data-access components, the persistence framework employed, and the relational database.</text:span></text:span></text:p>
      <text:p text:style-name="P4"><text:span text:style-name="Source_20_Text"><text:span text:style-name="T101"/></text:span></text:p>
      <text:p text:style-name="P4"><text:span text:style-name="Source_20_Text"><text:span text:style-name="T30">We want fast tests. Blazing fast. If we can’t get that, we want almost blazing fast.</text:span></text:span></text:p>
      <text:p text:style-name="P4"><text:span text:style-name="Source_20_Text"><text:span text:style-name="T30">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4"><text:span text:style-name="Source_20_Text"><text:span text:style-name="T30">■ Assumptions about the database schema or domain model</text:span></text:span></text:p>
      <text:p text:style-name="P4"><text:span text:style-name="Source_20_Text"><text:span text:style-name="T30">■ Assumptions about the query statements used</text:span></text:span></text:p>
      <text:p text:style-name="P4"><text:span text:style-name="Source_20_Text"><text:span text:style-name="T30">■ Assumptions about the object-relational mappings, if applicable</text:span></text:span></text:p>
      <text:p text:style-name="P4"><text:span text:style-name="Source_20_Text"><text:span text:style-name="T30"/></text:span></text:p>
      <text:p text:style-name="P4"><text:soft-page-break/><text:span text:style-name="Source_20_Text"><text:span text:style-name="T30">My personal preference is toward using a pure embedded database like HSQLDB because of its ease of integration with the test suite and zero installation.</text:span></text:span></text:p>
      <text:p text:style-name="P4"><text:span text:style-name="Source_20_Text"><text:span text:style-name="T30">There are some downsides to using HSQLDB in embedded mode as we’ve just learned, of course, but these can be mitigated to a large degree by building simple tools for dumping the contents of the database to an external file, for example.</text:span></text:span></text:p>
      <text:p text:style-name="P4"><text:span text:style-name="Source_20_Text"><text:span text:style-name="T30">Furthermore, there’s hardly anything faster than HSQLDB for integration-testing data-access objects written in Java.</text:span></text:span></text:p>
      <text:p text:style-name="P4"><text:span text:style-name="Source_20_Text"><text:span text:style-name="T101"/></text:span></text:p>
      <text:h text:style-name="Heading_20_3" text:outline-level="3"><text:span text:style-name="Source_20_Text"><text:span text:style-name="T106">DON’T OVERDO IT</text:span></text:span></text:h>
      <text:p text:style-name="P26"><text:span text:style-name="Source_20_Text"><text:span text:style-name="T30">Integration tests that hit a database (or a web service, for example) are a musthave.</text:span></text:span></text:p>
      <text:p text:style-name="P4"><text:span text:style-name="Source_20_Text"><text:span text:style-name="T30">With that said, it’s worth noting that it is generally not necessary to test all persistence-related operations end-to-end with a database if most of them are similar. In other words, try to write integration tests against a database only for a representative subset of all read and write operations (or for learning purposes).</text:span></text:span></text:p>
      <text:p text:style-name="P4"><text:span text:style-name="Source_20_Text"><text:span text:style-name="T30">The rest of the cases can then be covered with unit tests using test doubles, which generally cuts down the overall test run times significantly.</text:span></text:span></text:p>
      <text:p text:style-name="P26"><text:span text:style-name="Source_20_Text"><text:span text:style-name="T30"/></text:span></text:p>
      <text:p text:style-name="P26"><text:span text:style-name="Source_20_Text"><text:span text:style-name="T108">Incremental DDL Scripts</text:span></text:span></text:p>
      <text:p text:style-name="P26"><text:span text:style-name="Source_20_Text"><text:span text:style-name="T30">If you’ve ever been elbow-deep in grease on a production deployment gone wrong, you’ve probably witnessed a database rollback. It’s relatively simple to roll back application code—just take the current stuff out and put something else back</text:span></text:span></text:p>
      <text:p text:style-name="P4"><text:span text:style-name="Source_20_Text"><text:span text:style-name="T30">in. It’s not that simple with the database, however, because the database is not just the schema. It’s also the data stored in that schema, and it’s that data that makes things more difficult—we can’t just throw away all of the data and create the schema again from scratch. This is where incremental DDL scripts come into play.</text:span></text:span></text:p>
      <text:p text:style-name="P26"><text:span text:style-name="Source_20_Text"><text:span text:style-name="T30">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4"><text:span text:style-name="Source_20_Text"><text:span text:style-name="T30">Probably the first public incremental DDL script implementation I’ve seen is migrations in the Ruby on Rails web framework.7 This is a Java-oriented book, however, so let’s not talk about Rails migrations. The closest thing to the incremental DDL scripts idea I’ve seen in the Java world is an open source project named dbdeploy.8</text:span></text:span></text:p>
      <text:p text:style-name="P4"><text:span text:style-name="Source_20_Text"><text:span text:style-name="T30">The dbdeploy tool is a database change-management tool that generates an SQL script from a set of smaller SQL scripts. The small patch files are sorted by their numerical prefix that identifies the patch file’s version. For instance, we might have a </text:span></text:span><text:soft-page-break/><text:span text:style-name="Source_20_Text"><text:span text:style-name="T30">directory structure of delta scripts such as that shown in figure 6.6.</text:span></text:span></text:p>
      <text:p text:style-name="P26"><text:span text:style-name="Source_20_Text"><text:span text:style-name="T102"/></text:span></text:p>
      <text:p text:style-name="P26"><draw:frame draw:style-name="fr2" draw:name="Image2" text:anchor-type="paragraph" svg:width="14.552cm" svg:height="4.948cm" draw:z-index="1"><draw:image xlink:href="Pictures/1000020100000226000000BB0D7ABA68DCAE48C2.png" xlink:type="simple" xlink:show="embed" xlink:actuate="onLoad" loext:mime-type="image/png"/></draw:frame><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102"/></text:span></text:p>
      <text:p text:style-name="P26"><text:span text:style-name="Source_20_Text"><text:span text:style-name="T30">In our example in figure 6.6, we have four delta scripts that dbdeploy will apply in the order specified by the numerical prefix. Each of the four delta files would then contain plain ol’ SQL statements and, optionally, an undo block that dbdeploy applies when rolling back to an older version of the schema. For instance, the delta file named 00002_create_order_items_table.sql might look like listing 6.17.</text:span></text:span></text:p>
      <text:p text:style-name="P26"><text:span text:style-name="Source_20_Text"><text:span text:style-name="T102"/></text:span></text:p>
      <text:p text:style-name="P26"><text:span text:style-name="Source_20_Text"><text:span text:style-name="T107">CREATE TABLE ORDER_ITEMS (</text:span></text:span></text:p>
      <text:p text:style-name="P51">ID INTEGER NOT NULL,</text:p>
      <text:p text:style-name="P51">ORDER_ID INTEGER NOT NULL,</text:p>
      <text:p text:style-name="P51">ITEM_DESCRIPTION VARCHAR(100)</text:p>
      <text:p text:style-name="P51">)</text:p>
      <text:p text:style-name="P51">;</text:p>
      <text:p text:style-name="P51">ALTER TABLE ORDER_ITEMS</text:p>
      <text:p text:style-name="P51">ADD (CONSTRAINT PK_ORDER_ITEMS)</text:p>
      <text:p text:style-name="P51">PRIMARY KEY (ID)</text:p>
      <text:p text:style-name="P51">;</text:p>
      <text:p text:style-name="P51">ALTER TABLE ORDER_ITEMS</text:p>
      <text:p text:style-name="P51">ADD (CONSTRAINT FK_ORDER_ITEMS_ORDER)</text:p>
      <text:p text:style-name="P51">FOREIGN KEY (ORDER_ID) REFERENCES ORDER(ID)</text:p>
      <text:p text:style-name="P51">;</text:p>
      <text:p text:style-name="P51">--//@UNDO</text:p>
      <text:p text:style-name="P51">ALTER TABLE ORDER_ITEMS</text:p>
      <text:p text:style-name="P51">DROP CONSTRAINT FK_ORDERS_ORDER_ITEMS</text:p>
      <text:p text:style-name="P51">;</text:p>
      <text:p text:style-name="P51">DROP TABLE ORDER_ITEMS</text:p>
      <text:p text:style-name="P55">;</text:p>
      <text:p text:style-name="P26"><text:span text:style-name="Source_20_Text"><text:span text:style-name="T102"/></text:span></text:p>
      <text:p text:style-name="P26"><text:span text:style-name="Source_20_Text"><text:span text:style-name="T30">The dbdeploy tool would read the SQL statements in listing 6.17 until it encounters a row containing the magic string --//@UNDO, which effectively says, “that’s all there is for updating the schema—the rest of the file is rollback statements.”</text:span></text:span></text:p>
      <text:p text:style-name="P26"><text:span text:style-name="Source_20_Text"><text:span text:style-name="T102"/></text:span></text:p>
      <text:h text:style-name="Heading_20_3" text:outline-level="3"><text:span text:style-name="Source_20_Text"><text:span text:style-name="T106">DBUNIT</text:span></text:span></text:h>
      <text:p text:style-name="P26"><text:span text:style-name="Source_20_Text"><text:span text:style-name="T30">DbUnit is an all-around workhorse for testing database code with externally defined test data. It can be used for populating the contents of a database from data files in various formats—most </text:span></text:span><text:soft-page-break/><text:span text:style-name="Source_20_Text"><text:span text:style-name="T30">notably two alternative forms of XML—as well as for exporting the contents of a database into a data file. Furthermore, DbUnit</text:span></text:span></text:p>
      <text:p text:style-name="P4"><text:span text:style-name="Source_20_Text"><text:span text:style-name="T30">lets us perform comparisons between two data sets, typically an external data file and the current contents of a database.</text:span></text:span></text:p>
      <text:p text:style-name="P26"><text:span text:style-name="Source_20_Text"><text:span text:style-name="T30"/></text:span></text:p>
      <text:p text:style-name="P27"><text:span text:style-name="Source_20_Text"><text:span text:style-name="T109">UNIT OR INTEGRATION TESTS</text:span></text:span></text:p>
      <text:p text:style-name="P27"><text:span text:style-name="Source_20_Text"><text:span text:style-name="T30">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4"><text:span text:style-name="Source_20_Text"><text:span text:style-name="T30">to test until after we’ve written our first test. From the perspective of getting production code implemented, there’s little difference between driving with unit tests using test doubles and driving with integration tests that hit a database. Having said that, there are differences in what we can do with each type of test and what kind of a rhythm our development follows.</text:span></text:span></text:p>
      <text:p text:style-name="P27"><text:span text:style-name="Source_20_Text"><text:span text:style-name="T30"/></text:span></text:p>
      <text:p text:style-name="P27"><text:span text:style-name="Source_20_Text"><text:span text:style-name="T30">Integration tests with plain Java don’t differ from regular unit test–based TDD, xcept that the tests are somewhat slower to run. Integration tests making use of DbUnit, however, are more interesting. What happens once we have the necessary plumbing in place for DbUnit is akin to the following sequence:</text:span></text:span></text:p>
      <text:p text:style-name="P4"><text:span text:style-name="Source_20_Text"><text:span text:style-name="T30">1 Write a test method.</text:span></text:span></text:p>
      <text:p text:style-name="P4"><text:span text:style-name="Source_20_Text"><text:span text:style-name="T30">2 Run the test, getting a complaint about missing data file(s).</text:span></text:span></text:p>
      <text:p text:style-name="P4"><text:span text:style-name="Source_20_Text"><text:span text:style-name="T30">3 Edit the data file(s).</text:span></text:span></text:p>
      <text:p text:style-name="P4"><text:span text:style-name="Source_20_Text"><text:span text:style-name="T30">4 Run the test, getting a complaint about missing table, column, and so on (if</text:span></text:span></text:p>
      <text:p text:style-name="P4"><text:span text:style-name="Source_20_Text"><text:span text:style-name="T30">applicable).</text:span></text:span></text:p>
      <text:p text:style-name="P4"><text:span text:style-name="Source_20_Text"><text:span text:style-name="T30">5 Implement a change to the database schema (if applicable).</text:span></text:span></text:p>
      <text:p text:style-name="P4"><text:span text:style-name="Source_20_Text"><text:span text:style-name="T30">6 Run the test, getting the expected complaint about missing functionality.</text:span></text:span></text:p>
      <text:p text:style-name="P4"><text:span text:style-name="Source_20_Text"><text:span text:style-name="T30">7 Implement functionality.</text:span></text:span></text:p>
      <text:p text:style-name="P27"><text:span text:style-name="Source_20_Text"><text:span text:style-name="T30">8 Run the test, getting a green bar.</text:span></text:span></text:p>
      <text:p text:style-name="P27"><text:span text:style-name="Source_20_Text"><text:span text:style-name="T30"/></text:span></text:p>
      <text:p text:style-name="P27"><text:span text:style-name="Source_20_Text"><text:span text:style-name="T30">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4"><text:span text:style-name="Source_20_Text"><text:span text:style-name="T30">refactorings10 before getting to a form where it’s straightforward to introduce the new functionality.</text:span></text:span></text:p>
      <text:p text:style-name="P27"><text:span text:style-name="Source_20_Text"><text:span text:style-name="T103"/></text:span></text:p>
      <text:p text:style-name="P27"><text:span text:style-name="Source_20_Text"><text:span text:style-name="T30">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4"><text:span text:style-name="Source_20_Text"><text:span text:style-name="T30">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4"><text:span text:style-name="Source_20_Text"><text:span text:style-name="T30">changes before knowing their full effect on the health of the code base increases.</text:span></text:span></text:p>
      <text:p text:style-name="P4"><text:soft-page-break/><text:span text:style-name="Source_20_Text"><text:span text:style-name="T30">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4"><text:span text:style-name="Source_20_Text"><text:span text:style-name="T30">With these trade-offs in mind, we don’t want to make an either-or decision; instead, we want to find some kind of golden middle ground that mixes the best of both worlds. Although it makes sense to have a degree of consistency with regard to the kinds of tests our team writes for data-access code, it also makes sense to keep both tools in our bag and be able to pick the one most suitable for the task at hand.</text:span></text:span></text:p>
      <text:p text:style-name="P4"><text:span text:style-name="Source_20_Text"><text:span text:style-name="T30"/></text:span></text:p>
      <text:p text:style-name="P72"><text:span text:style-name="Source_20_Text"><text:span text:style-name="T57"/></text:span></text:p>
      <text:h text:style-name="P77" text:outline-level="1"><text:span text:style-name="Source_20_Text"><text:span text:style-name="T97">ACCEPTANCE TESTS</text:span></text:span></text:h>
      <text:p text:style-name="P4"><text:span text:style-name="Source_20_Text"><text:span text:style-name="T30">Acceptance tests are specifications for the desired behavior and functionality of a system. They tell us, for a given user story, how the system handles certain conditions and inputs and with what kinds of outcomes.</text:span></text:span></text:p>
      <text:p text:style-name="P4"><text:span text:style-name="Source_20_Text"><text:span text:style-name="T30"/></text:span></text:p>
      <text:p text:style-name="P73"><text:span text:style-name="Source_20_Text"><text:span text:style-name="T30">Example, User Story:</text:span></text:span></text:p>
      <text:p text:style-name="P73"><draw:frame draw:style-name="fr1" draw:name="Image3" text:anchor-type="paragraph" svg:width="17cm" svg:height="7.721cm" draw:z-index="2"><draw:image xlink:href="Pictures/100002010000030700000160AF06DCD6047C9BE4.png" xlink:type="simple" xlink:show="embed" xlink:actuate="onLoad" loext:mime-type="image/x-vclgraphic"/></draw:frame><text:span text:style-name="Source_20_Text"><text:span text:style-name="T98"/></text:span></text:p>
      <text:p text:style-name="P73"><text:span text:style-name="Source_20_Text"><text:span text:style-name="T30">And, Acceptance tests for the above US:</text:span></text:span></text:p>
      <text:p text:style-name="P73"><text:span text:style-name="Source_20_Text"><text:span text:style-name="T98"/></text:span></text:p>
      <text:p text:style-name="P73"><text:span text:style-name="Source_20_Text"><text:span text:style-name="T98"/></text:span></text:p>
      <text:p text:style-name="P73"><text:span text:style-name="Source_20_Text"><text:span text:style-name="T98"/></text:span></text:p>
      <text:p text:style-name="P73"><text:span text:style-name="Source_20_Text"><text:span text:style-name="T98"/></text:span></text:p>
      <text:p text:style-name="P73"><text:span text:style-name="Source_20_Text"><text:span text:style-name="T98"/></text:span></text:p>
      <text:p text:style-name="P73"><text:span text:style-name="Source_20_Text"><text:span text:style-name="T98"/></text:span></text:p>
      <text:p text:style-name="P73"><text:span text:style-name="Source_20_Text"><text:span text:style-name="T98"/></text:span></text:p>
      <text:p text:style-name="P73"><draw:frame draw:style-name="fr3" draw:name="Image4" text:anchor-type="paragraph" svg:width="17cm" svg:height="7.721cm" draw:z-index="3"><draw:image xlink:href="Pictures/100002010000030700000160B834D1163D99E8E6.png" xlink:type="simple" xlink:show="embed" xlink:actuate="onLoad" loext:mime-type="image/x-vclgraphic"/></draw:frame><text:soft-page-break/><text:span text:style-name="Source_20_Text"><text:span text:style-name="T98"/></text:span></text:p>
      <text:p text:style-name="P73"><text:span text:style-name="Source_20_Text"><text:span text:style-name="T30">These three tests would essentially tell us whether the system behaves correctly from the perspective of a user—conditions of satisfaction. They tell us nothing about how the system implements that behavior.</text:span></text:span></text:p>
      <text:p text:style-name="P73"><text:span text:style-name="Source_20_Text"><text:span text:style-name="T30"/></text:span></text:p>
      <text:h text:style-name="Heading_20_2" text:outline-level="2"><text:span text:style-name="Source_20_Text"><text:span text:style-name="T99">PROPERTIES OF ACCEPTANCE TESTS</text:span></text:span></text:h>
      <text:p text:style-name="P4"><text:span text:style-name="Source_20_Text"><text:span text:style-name="T30">To make a long story short, acceptance tests are</text:span></text:span></text:p>
      <text:p text:style-name="P4"><text:span text:style-name="Source_20_Text"><text:span text:style-name="T30">■ Owned by the customer</text:span></text:span></text:p>
      <text:p text:style-name="P4"><text:span text:style-name="Source_20_Text"><text:span text:style-name="T30">■ Written together with the customer, developer, and tester</text:span></text:span></text:p>
      <text:p text:style-name="P4"><text:span text:style-name="Source_20_Text"><text:span text:style-name="T30">■ About the what and not the how</text:span></text:span></text:p>
      <text:p text:style-name="P4"><text:span text:style-name="Source_20_Text"><text:span text:style-name="T30">■ Expressed in the language of the problem domain</text:span></text:span></text:p>
      <text:p text:style-name="Standard"><text:span text:style-name="Source_20_Text"><text:span text:style-name="T30">■ Concise, precise, and unambiguous</text:span></text:span></text:p>
      <text:p text:style-name="Standard"><text:span text:style-name="Source_20_Text"><text:span text:style-name="T62"/></text:span></text:p>
      <text:p text:style-name="P75"><text:span text:style-name="Source_20_Text"><text:span text:style-name="T63">How not to write an acceptance test:</text:span></text:span></text:p>
      <text:p text:style-name="P75"><draw:frame draw:style-name="fr3" draw:name="Image5" text:anchor-type="paragraph" svg:width="17cm" svg:height="7.721cm" draw:z-index="4"><draw:image xlink:href="Pictures/100002010000030700000160F42A73A79A201F23.png" xlink:type="simple" xlink:show="embed" xlink:actuate="onLoad" loext:mime-type="image/x-vclgraphic"/></draw:frame><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63"/></text:span></text:p>
      <text:p text:style-name="P75"><text:span text:style-name="Source_20_Text"><text:span text:style-name="T30">shows an example of acceptance tests that go into too much detail about the solution rather than focusing on the problem—the customer’s need and requirement. All three tests shown on the card </text:span></text:span><text:soft-page-break/><text:span text:style-name="Source_20_Text"><text:span text:style-name="T30">address the user interface—effectively suggesting an implementation, which isn’t what we want.</text:span></text:span></text:p>
      <text:p text:style-name="P4"><text:span text:style-name="Source_20_Text"><text:span text:style-name="T30">While doing that, they’re also hiding the real information—“what are we actually testing here?”—behind the technology.</text:span></text:span></text:p>
      <text:p text:style-name="P4"><text:span text:style-name="Source_20_Text"><text:span text:style-name="T30">Instead, we should try to formulate our tests in terms of the problem and leave the solution up to the developers and the customer to decide and discuss at a later time when we’re implementing the tests and the story itself.</text:span></text:span></text:p>
      <text:p text:style-name="P4"><text:span text:style-name="Source_20_Text"><text:span text:style-name="T30"/></text:span></text:p>
      <text:p text:style-name="P74"><text:span text:style-name="Source_20_Text"><text:span text:style-name="T32">The correct version of the above (wrong) acceptance tests:</text:span></text:span></text:p>
      <text:p text:style-name="P74"><draw:frame draw:style-name="fr3" draw:name="Image6" text:anchor-type="paragraph" svg:width="17cm" svg:height="4.3cm" draw:z-index="5"><draw:image xlink:href="Pictures/1000020100000307000001605E2F0EE88CFBBC3A.png" xlink:type="simple" xlink:show="embed" xlink:actuate="onLoad" loext:mime-type="image/x-vclgraphic"/></draw:frame><text:span text:style-name="Source_20_Text"><text:span text:style-name="T32"/></text:span></text:p>
      <text:p text:style-name="P74"><text:span text:style-name="Source_20_Text"><text:span text:style-name="T32"/></text:span></text:p>
      <text:h text:style-name="Heading_20_2" text:outline-level="2"><text:span text:style-name="Source_20_Text"><text:span text:style-name="T99">RELATIONSHIP BETWEEN ATDD AND TDD</text:span></text:span></text:h>
      <text:p text:style-name="P4"><text:span text:style-name="Source_20_Text"><text:span text:style-name="T30">Acceptance test-driven development doesn’t say how we should implement the functionality; but, needless to say, it is generally</text:span></text:span></text:p>
      <text:p text:style-name="P4"><text:span text:style-name="Source_20_Text"><text:span text:style-name="T30">considered best practice among practitioners of acceptance TDD to do the implementation using test-driven development.</text:span></text:span></text:p>
      <text:p text:style-name="P4"><text:span text:style-name="Source_20_Text"><text:span text:style-name="T30"/></text:span></text:p>
      <text:p text:style-name="Standard"><text:span text:style-name="Source_20_Text"><text:span text:style-name="T30">In general, a given story represents a piece of customer-valued functionality that is split—by the developers—into a set of tasks required for creating that functionality.</text:span></text:span></text:p>
      <text:p text:style-name="Standard"><text:span text:style-name="Source_20_Text"><text:span text:style-name="T30"/></text:span></text:p>
      <text:p text:style-name="P4"><text:span text:style-name="Source_20_Text"><text:span text:style-name="T30">It is these tasks that the developer then proceeds to tackle using whatever tools necessary, including TDD. When a given task is completed, the developer moves on to the next task, and so forth, until the story is completed— which is indicated by the acceptance tests executing successfully.</text:span></text:span></text:p>
      <text:p text:style-name="P4"><text:span text:style-name="Source_20_Text"><text:span text:style-name="T30"/></text:span></text:p>
      <text:p text:style-name="Standard"><text:span text:style-name="Source_20_Text"><text:span text:style-name="T30">In practice, this process means plenty of small iterations within iterations. Figure 9.9 visualizes this transition to and from test-driven development inside the acceptance TDD process.</text:span></text:span></text:p>
      <text:p text:style-name="Standard"><draw:frame draw:style-name="fr1" draw:name="Image7" text:anchor-type="paragraph" svg:width="17cm" svg:height="10.396cm" draw:z-index="6"><draw:image xlink:href="Pictures/100002010000083A00000508733934ED5129EB46.png" xlink:type="simple" xlink:show="embed" xlink:actuate="onLoad" loext:mime-type="image/x-vclgraphic"/></draw:frame><text:soft-page-break/><text:span text:style-name="T112"/></text:p>
      <text:p text:style-name="Standard"><text:span text:style-name="T112"/></text:p>
      <text:p text:style-name="Standard"><text:span text:style-name="Source_20_Text"><text:span text:style-name="T30">As we can see, the fourth step of the acceptance test-driven development cycle, implementing the necessary functionality to fix a failing acceptance test, can be expanded into a sequence of smaller TDD cycles of test-code-refactor, building up the missing functionality in a piecemeal fashion until the acceptance test passes.</text:span></text:span></text:p>
      <text:p text:style-name="Standard"><text:span text:style-name="Source_20_Text"><text:span text:style-name="T30"/></text:span></text:p>
      <text:p text:style-name="Standard"><text:span text:style-name="Source_20_Text"><text:span text:style-name="T30">The proportions in the figure should not be considered to reflect reality, however.</text:span></text:span></text:p>
      <text:p text:style-name="P4"><text:span text:style-name="Source_20_Text"><text:span text:style-name="T30"/></text:span></text:p>
      <text:p text:style-name="P4"><text:span text:style-name="Source_20_Text"><text:span text:style-name="T30">Whereas the TDD cycle might range from one minute to a dozen, we might be chopping out code for a couple of hours or even the whole day before the acceptance test is passing.</text:span></text:span></text:p>
      <text:p text:style-name="P4"><text:span text:style-name="Source_20_Text"><text:span text:style-name="T30"/></text:span></text:p>
      <text:p text:style-name="P4"><text:span text:style-name="Source_20_Text"><text:span text:style-name="T30">While the developer is working on a story, frequently consulting with the customer on how this and that ought to work, there will undoubtedly be occasions when the developer comes up with a scenario—a test—that the system should probably handle in addition to the customer/developer writing those things down. Being rational creatures, we add those acceptance tests to our list, perhaps after asking the customer what they think of the test. After all, they might not assign as much value to the given aspect or functionality of the story as we the developers might.</text:span></text:span></text:p>
      <text:p text:style-name="Standard"><text:span text:style-name="Source_20_Text"><text:span text:style-name="T5"/></text:span></text:p>
      <text:p text:style-name="Standard"><text:span text:style-name="Source_20_Text"><text:span text:style-name="T30">At some point, we’ve iterated through all the tasks and all the tests we’ve identified for the story, and the acceptance tests are happily passing. At this point, depending on whether we opted for automating all tests up front (which I personally don’t recommend) or automating them just in time, we either go back to</text:span></text:span></text:p>
      <text:p text:style-name="Standard"><text:soft-page-break/><text:span text:style-name="Source_20_Text"><text:span text:style-name="T30">Step 3 to automate another test or to Step 1 to pick a brand-new story to work on.</text:span></text:span></text:p>
      <text:p text:style-name="Standard"><text:span text:style-name="Source_20_Text"><text:span text:style-name="T2"/></text:span></text:p>
      <text:p text:style-name="P76"><text:span text:style-name="Source_20_Text"><text:span text:style-name="T58">Finished </text:span></text:span><text:span text:style-name="Source_20_Text"><text:span text:style-name="T59">chapter 9</text:span></text:span></text:p>
      <text:p text:style-name="Standard"><text:span text:style-name="Source_20_Text"><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FNM+ZapfDingbats" svg:font-family="GFIFNM+ZapfDingbats" style:font-family-generic="roman" style:font-pitch="variable"/>
    <style:font-face style:name="GFIJOH+Courier" svg:font-family="GFIJOH+Courier" style:font-family-generic="roman" style:font-pitch="variable"/>
    <style:font-face style:name="GGBOOA+TimesNewRoman" svg:font-family="GGBOOA+TimesNew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12T12:51:42.990230913</dc:date>
    <meta:editing-cycles>1771</meta:editing-cycles>
    <meta:editing-duration>P5DT17H13M9S</meta:editing-duration>
    <meta:generator>LibreOffice/6.0.7.3$Linux_X86_64 LibreOffice_project/00m0$Build-3</meta:generator>
    <meta:document-statistic meta:table-count="1" meta:image-count="7" meta:object-count="0" meta:page-count="36" meta:paragraph-count="750" meta:word-count="11412" meta:character-count="73027" meta:non-whitespace-character-count="62407"/>
  </office:meta>
</office:document-meta>
</file>